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343cm" style:rel-column-width="12453*"/>
    </style:style>
    <style:style style:name="Table3.B" style:family="table-column">
      <style:table-column-properties style:column-width="14.247cm" style:rel-column-width="5308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379cm" style:rel-column-width="8865*"/>
    </style:style>
    <style:style style:name="Table4.B" style:family="table-column">
      <style:table-column-properties style:column-width="15.21cm" style:rel-column-width="5667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paragraph-rsid="01071f57" style:font-size-asian="10pt" style:font-size-complex="10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rsid="00de49b2" officeooo:paragraph-rsid="01071f57" style:font-size-asian="10pt" style:font-size-complex="1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rsid="01071f57" officeooo:paragraph-rsid="01071f57" style:font-size-asian="10pt" style:font-size-complex="10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rsid="007f0741" officeooo:paragraph-rsid="007f0741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officeooo:rsid="00605bf8" officeooo:paragraph-rsid="00605bf8" style:font-size-asian="10pt" style:font-size-complex="10pt"/>
    </style:style>
    <style:style style:name="P8" style:family="paragraph" style:parent-style-name="Table_20_Contents">
      <style:text-properties style:font-name="Arial" fo:font-size="10pt" officeooo:rsid="0082410d" officeooo:paragraph-rsid="0082410d" style:font-size-asian="10pt" style:font-size-complex="10pt"/>
    </style:style>
    <style:style style:name="P9" style:family="paragraph" style:parent-style-name="Table_20_Contents">
      <style:text-properties style:font-name="Arial" fo:font-size="10pt" officeooo:rsid="00658dae" officeooo:paragraph-rsid="00658dae" style:font-size-asian="10pt" style:font-size-complex="10pt"/>
    </style:style>
    <style:style style:name="P10" style:family="paragraph" style:parent-style-name="Table_20_Contents">
      <style:text-properties style:font-name="Arial" fo:font-size="10pt" officeooo:rsid="0023b43b" officeooo:paragraph-rsid="0023b43b" style:font-size-asian="10pt" style:font-size-complex="10pt"/>
    </style:style>
    <style:style style:name="P11" style:family="paragraph" style:parent-style-name="Table_20_Contents">
      <style:text-properties style:font-name="Arial" fo:font-size="10pt" officeooo:rsid="0023b43b" officeooo:paragraph-rsid="00ec1d5e" style:font-size-asian="10pt" style:font-size-complex="10pt"/>
    </style:style>
    <style:style style:name="P12" style:family="paragraph" style:parent-style-name="Table_20_Contents">
      <style:text-properties style:font-name="Arial" fo:font-size="10pt" officeooo:rsid="0023b43b" officeooo:paragraph-rsid="00d0b97c" style:font-size-asian="10pt" style:font-size-complex="10pt"/>
    </style:style>
    <style:style style:name="P13" style:family="paragraph" style:parent-style-name="Table_20_Contents">
      <style:text-properties style:font-name="Arial" fo:font-size="10pt" officeooo:rsid="00259917" officeooo:paragraph-rsid="0023b43b" style:font-size-asian="10pt" style:font-size-complex="10pt"/>
    </style:style>
    <style:style style:name="P14" style:family="paragraph" style:parent-style-name="Table_20_Contents">
      <style:text-properties style:font-name="Arial" fo:font-size="10pt" officeooo:rsid="00280738" officeooo:paragraph-rsid="00280738" style:font-size-asian="10pt" style:font-size-complex="10pt"/>
    </style:style>
    <style:style style:name="P15" style:family="paragraph" style:parent-style-name="Table_20_Contents">
      <style:text-properties style:font-name="Arial" fo:font-size="10pt" officeooo:rsid="00670548" officeooo:paragraph-rsid="00670548" style:font-size-asian="10pt" style:font-size-complex="10pt"/>
    </style:style>
    <style:style style:name="P16" style:family="paragraph" style:parent-style-name="Table_20_Contents">
      <style:text-properties style:font-name="Arial" fo:font-size="10pt" officeooo:rsid="00670548" officeooo:paragraph-rsid="00ee0b49" style:font-size-asian="10pt" style:font-size-complex="10pt"/>
    </style:style>
    <style:style style:name="P17" style:family="paragraph" style:parent-style-name="Table_20_Contents">
      <style:text-properties style:font-name="Arial" fo:font-size="10pt" officeooo:rsid="006715fd" officeooo:paragraph-rsid="006715fd" style:font-size-asian="10pt" style:font-size-complex="10pt"/>
    </style:style>
    <style:style style:name="P18" style:family="paragraph" style:parent-style-name="Table_20_Contents">
      <style:text-properties style:font-name="Arial" fo:font-size="10pt" officeooo:rsid="006bd1ae" officeooo:paragraph-rsid="006bd1ae" style:font-size-asian="10pt" style:font-size-complex="10pt"/>
    </style:style>
    <style:style style:name="P19" style:family="paragraph" style:parent-style-name="Table_20_Contents">
      <style:text-properties style:font-name="Arial" fo:font-size="10pt" officeooo:rsid="006d09fc" officeooo:paragraph-rsid="006d09fc" style:font-size-asian="10pt" style:font-size-complex="10pt"/>
    </style:style>
    <style:style style:name="P20" style:family="paragraph" style:parent-style-name="Table_20_Contents">
      <style:text-properties style:font-name="Arial" fo:font-size="10pt" officeooo:rsid="00bcc7fd" style:font-size-asian="10pt" style:font-size-complex="10pt"/>
    </style:style>
    <style:style style:name="P21" style:family="paragraph" style:parent-style-name="Table_20_Contents">
      <style:text-properties style:font-name="Arial" fo:font-size="10pt" officeooo:rsid="00bcc7fd" officeooo:paragraph-rsid="00bcc7fd" style:font-size-asian="10pt" style:font-size-complex="10pt"/>
    </style:style>
    <style:style style:name="P22" style:family="paragraph" style:parent-style-name="Table_20_Contents">
      <style:text-properties style:font-name="Arial" fo:font-size="10pt" officeooo:rsid="00a95b12" officeooo:paragraph-rsid="00a95b12" style:font-size-asian="10pt" style:font-size-complex="10pt"/>
    </style:style>
    <style:style style:name="P23" style:family="paragraph" style:parent-style-name="Table_20_Contents">
      <style:text-properties style:font-name="Arial" fo:font-size="10pt" officeooo:rsid="00a95b12" officeooo:paragraph-rsid="00bcc7fd" style:font-size-asian="10pt" style:font-size-complex="10pt"/>
    </style:style>
    <style:style style:name="P24" style:family="paragraph" style:parent-style-name="Table_20_Contents">
      <style:text-properties style:font-name="Arial" fo:font-size="10pt" officeooo:rsid="00a95b12" officeooo:paragraph-rsid="00b06987" style:font-size-asian="10pt" style:font-size-complex="10pt"/>
    </style:style>
    <style:style style:name="P25" style:family="paragraph" style:parent-style-name="Table_20_Contents">
      <style:text-properties style:font-name="Arial" fo:font-size="10pt" officeooo:rsid="00be7eec" officeooo:paragraph-rsid="00be7eec" style:font-size-asian="10pt" style:font-size-complex="10pt"/>
    </style:style>
    <style:style style:name="P26" style:family="paragraph" style:parent-style-name="Table_20_Contents">
      <style:text-properties style:font-name="Arial" fo:font-size="10pt" officeooo:rsid="00c29abc" officeooo:paragraph-rsid="00c29abc" style:font-size-asian="10pt" style:font-size-complex="10pt"/>
    </style:style>
    <style:style style:name="P27" style:family="paragraph" style:parent-style-name="Table_20_Contents">
      <style:text-properties style:font-name="Arial" fo:font-size="10pt" officeooo:rsid="007042a3" officeooo:paragraph-rsid="007042a3" style:font-size-asian="10pt" style:font-size-complex="10pt"/>
    </style:style>
    <style:style style:name="P28" style:family="paragraph" style:parent-style-name="Table_20_Contents">
      <style:text-properties style:font-name="Arial" fo:font-size="10pt" officeooo:rsid="007042a3" officeooo:paragraph-rsid="007dc687" style:font-size-asian="10pt" style:font-size-complex="10pt"/>
    </style:style>
    <style:style style:name="P29" style:family="paragraph" style:parent-style-name="Table_20_Contents">
      <style:text-properties style:font-name="Arial" fo:font-size="10pt" officeooo:rsid="007042a3" officeooo:paragraph-rsid="00bcc7fd" style:font-size-asian="10pt" style:font-size-complex="10pt"/>
    </style:style>
    <style:style style:name="P30" style:family="paragraph" style:parent-style-name="Table_20_Contents">
      <style:text-properties style:font-name="Arial" fo:font-size="10pt" officeooo:rsid="007dc687" officeooo:paragraph-rsid="007dc687" style:font-size-asian="10pt" style:font-size-complex="10pt"/>
    </style:style>
    <style:style style:name="P31" style:family="paragraph" style:parent-style-name="Table_20_Contents">
      <style:text-properties style:font-name="Arial" fo:font-size="10pt" officeooo:rsid="007076f9" officeooo:paragraph-rsid="007076f9" style:font-size-asian="10pt" style:font-size-complex="10pt"/>
    </style:style>
    <style:style style:name="P32" style:family="paragraph" style:parent-style-name="Table_20_Contents">
      <style:text-properties style:font-name="Arial" fo:font-size="10pt" officeooo:rsid="01057e8c" officeooo:paragraph-rsid="01057e8c" style:font-size-asian="10pt" style:font-size-complex="10pt"/>
    </style:style>
    <style:style style:name="P33" style:family="paragraph" style:parent-style-name="Table_20_Contents">
      <style:text-properties style:font-name="Arial" fo:font-size="10pt" officeooo:rsid="00bcca87" officeooo:paragraph-rsid="00bcca87" style:font-size-asian="10pt" style:font-size-complex="10pt"/>
    </style:style>
    <style:style style:name="P34" style:family="paragraph" style:parent-style-name="Table_20_Contents">
      <style:text-properties style:font-name="Arial" fo:font-size="10pt" officeooo:rsid="00bcca87" officeooo:paragraph-rsid="0105aa5f" style:font-size-asian="10pt" style:font-size-complex="10pt"/>
    </style:style>
    <style:style style:name="P35" style:family="paragraph" style:parent-style-name="Table_20_Contents">
      <style:text-properties style:font-name="Arial" fo:font-size="10pt" officeooo:rsid="0105aa5f" officeooo:paragraph-rsid="0105aa5f" style:font-size-asian="10pt" style:font-size-complex="10pt"/>
    </style:style>
    <style:style style:name="P36" style:family="paragraph" style:parent-style-name="Table_20_Contents">
      <style:text-properties style:font-name="Arial" fo:font-size="10pt" officeooo:rsid="0072aba6" officeooo:paragraph-rsid="0072aba6" style:font-size-asian="10pt" style:font-size-complex="10pt"/>
    </style:style>
    <style:style style:name="P37" style:family="paragraph" style:parent-style-name="Table_20_Contents">
      <style:text-properties style:font-name="Arial" fo:font-size="10pt" officeooo:rsid="00e57f0d" officeooo:paragraph-rsid="00e57f0d" style:font-size-asian="10pt" style:font-size-complex="10pt"/>
    </style:style>
    <style:style style:name="P38" style:family="paragraph" style:parent-style-name="Table_20_Contents">
      <style:text-properties style:font-name="Arial" fo:font-size="10pt" officeooo:paragraph-rsid="007f0741" style:font-size-asian="10pt" style:font-size-complex="10pt"/>
    </style:style>
    <style:style style:name="P39" style:family="paragraph" style:parent-style-name="Table_20_Contents">
      <style:text-properties style:font-name="Arial" fo:font-size="10pt" officeooo:rsid="007f0741" officeooo:paragraph-rsid="007f0741" style:font-size-asian="10pt" style:font-size-complex="10pt"/>
    </style:style>
    <style:style style:name="P40" style:family="paragraph" style:parent-style-name="Table_20_Contents">
      <style:text-properties style:font-name="Arial" fo:font-size="10pt" officeooo:rsid="007f0741" officeooo:paragraph-rsid="00c156a3" style:font-size-asian="10pt" style:font-size-complex="10pt"/>
    </style:style>
    <style:style style:name="P41" style:family="paragraph" style:parent-style-name="Table_20_Contents">
      <style:text-properties style:font-name="Arial" fo:font-size="10pt" officeooo:rsid="007f0741" officeooo:paragraph-rsid="00afb838" style:font-size-asian="10pt" style:font-size-complex="10pt"/>
    </style:style>
    <style:style style:name="P42" style:family="paragraph" style:parent-style-name="Table_20_Contents">
      <style:text-properties style:font-name="Arial" fo:font-size="10pt" officeooo:rsid="007f0741" officeooo:paragraph-rsid="00b06987" style:font-size-asian="10pt" style:font-size-complex="10pt"/>
    </style:style>
    <style:style style:name="P43" style:family="paragraph" style:parent-style-name="Table_20_Contents">
      <style:text-properties style:font-name="Arial" fo:font-size="10pt" officeooo:rsid="007f0741" officeooo:paragraph-rsid="00b2e334" style:font-size-asian="10pt" style:font-size-complex="10pt"/>
    </style:style>
    <style:style style:name="P44" style:family="paragraph" style:parent-style-name="Table_20_Contents">
      <style:text-properties style:font-name="Arial" fo:font-size="10pt" officeooo:rsid="007f0741" officeooo:paragraph-rsid="00c23207" style:font-size-asian="10pt" style:font-size-complex="10pt"/>
    </style:style>
    <style:style style:name="P45" style:family="paragraph" style:parent-style-name="Table_20_Contents">
      <style:text-properties style:font-name="Arial" fo:font-size="10pt" officeooo:rsid="007f0741" officeooo:paragraph-rsid="00c3a323" style:font-size-asian="10pt" style:font-size-complex="10pt"/>
    </style:style>
    <style:style style:name="P46" style:family="paragraph" style:parent-style-name="Table_20_Contents">
      <style:text-properties style:font-name="Arial" fo:font-size="10pt" officeooo:rsid="007f0741" officeooo:paragraph-rsid="00c57a90" style:font-size-asian="10pt" style:font-size-complex="10pt"/>
    </style:style>
    <style:style style:name="P47" style:family="paragraph" style:parent-style-name="Table_20_Contents">
      <style:text-properties style:font-name="Arial" fo:font-size="10pt" officeooo:rsid="007f0741" officeooo:paragraph-rsid="00ce1b9a" style:font-size-asian="10pt" style:font-size-complex="10pt"/>
    </style:style>
    <style:style style:name="P48" style:family="paragraph" style:parent-style-name="Table_20_Contents">
      <style:text-properties style:font-name="Arial" fo:font-size="10pt" officeooo:rsid="007f0741" officeooo:paragraph-rsid="00cf01b4" style:font-size-asian="10pt" style:font-size-complex="10pt"/>
    </style:style>
    <style:style style:name="P49" style:family="paragraph" style:parent-style-name="Table_20_Contents">
      <style:text-properties style:font-name="Arial" fo:font-size="10pt" officeooo:rsid="007f0741" officeooo:paragraph-rsid="00e2b536" style:font-size-asian="10pt" style:font-size-complex="10pt"/>
    </style:style>
    <style:style style:name="P50" style:family="paragraph" style:parent-style-name="Table_20_Contents">
      <style:text-properties style:font-name="Arial" fo:font-size="10pt" officeooo:rsid="007f0741" officeooo:paragraph-rsid="00e3db62" style:font-size-asian="10pt" style:font-size-complex="10pt"/>
    </style:style>
    <style:style style:name="P51" style:family="paragraph" style:parent-style-name="Table_20_Contents">
      <style:text-properties style:font-name="Arial" fo:font-size="10pt" officeooo:rsid="007f0741" officeooo:paragraph-rsid="00d5869e" style:font-size-asian="10pt" style:font-size-complex="10pt"/>
    </style:style>
    <style:style style:name="P52" style:family="paragraph" style:parent-style-name="Table_20_Contents">
      <style:text-properties style:font-name="Arial" fo:font-size="10pt" officeooo:rsid="007f0741" officeooo:paragraph-rsid="00d3a90f" style:font-size-asian="10pt" style:font-size-complex="10pt"/>
    </style:style>
    <style:style style:name="P53" style:family="paragraph" style:parent-style-name="Table_20_Contents">
      <style:text-properties style:font-name="Arial" fo:font-size="10pt" officeooo:rsid="007f0741" officeooo:paragraph-rsid="00d97111" style:font-size-asian="10pt" style:font-size-complex="10pt"/>
    </style:style>
    <style:style style:name="P54" style:family="paragraph" style:parent-style-name="Table_20_Contents">
      <style:text-properties style:font-name="Arial" fo:font-size="10pt" officeooo:rsid="007f0741" officeooo:paragraph-rsid="00c8391a" style:font-size-asian="10pt" style:font-size-complex="10pt"/>
    </style:style>
    <style:style style:name="P55" style:family="paragraph" style:parent-style-name="Table_20_Contents">
      <style:text-properties style:font-name="Arial" fo:font-size="10pt" officeooo:rsid="007f0741" officeooo:paragraph-rsid="00c8ec5d" style:font-size-asian="10pt" style:font-size-complex="10pt"/>
    </style:style>
    <style:style style:name="P56" style:family="paragraph" style:parent-style-name="Table_20_Contents">
      <style:text-properties style:font-name="Arial" fo:font-size="10pt" officeooo:rsid="007f0741" officeooo:paragraph-rsid="00d0b97c" style:font-size-asian="10pt" style:font-size-complex="10pt"/>
    </style:style>
    <style:style style:name="P57" style:family="paragraph" style:parent-style-name="Table_20_Contents">
      <style:text-properties style:font-name="Arial" fo:font-size="10pt" officeooo:rsid="007f0741" officeooo:paragraph-rsid="00d20672" style:font-size-asian="10pt" style:font-size-complex="10pt"/>
    </style:style>
    <style:style style:name="P58" style:family="paragraph" style:parent-style-name="Table_20_Contents">
      <style:text-properties style:font-name="Arial" fo:font-size="10pt" officeooo:rsid="007f0741" officeooo:paragraph-rsid="00ec1d5e" style:font-size-asian="10pt" style:font-size-complex="10pt"/>
    </style:style>
    <style:style style:name="P59" style:family="paragraph" style:parent-style-name="Table_20_Contents">
      <style:text-properties style:font-name="Arial" fo:font-size="10pt" officeooo:rsid="007f0741" officeooo:paragraph-rsid="00ee0b49" style:font-size-asian="10pt" style:font-size-complex="10pt"/>
    </style:style>
    <style:style style:name="P60" style:family="paragraph" style:parent-style-name="Table_20_Contents">
      <style:text-properties style:font-name="Arial" fo:font-size="10pt" officeooo:rsid="007f0741" officeooo:paragraph-rsid="00f00223" style:font-size-asian="10pt" style:font-size-complex="10pt"/>
    </style:style>
    <style:style style:name="P61" style:family="paragraph" style:parent-style-name="Table_20_Contents">
      <style:text-properties style:font-name="Arial" fo:font-size="10pt" officeooo:rsid="007f0741" officeooo:paragraph-rsid="00f714e4" style:font-size-asian="10pt" style:font-size-complex="10pt"/>
    </style:style>
    <style:style style:name="P62" style:family="paragraph" style:parent-style-name="Table_20_Contents">
      <style:text-properties style:font-name="Arial" fo:font-size="10pt" officeooo:rsid="007f0741" officeooo:paragraph-rsid="00fc5b8d" style:font-size-asian="10pt" style:font-size-complex="10pt"/>
    </style:style>
    <style:style style:name="P63" style:family="paragraph" style:parent-style-name="Table_20_Contents">
      <style:text-properties style:font-name="Arial" fo:font-size="10pt" officeooo:rsid="007f0741" officeooo:paragraph-rsid="0101aebf" style:font-size-asian="10pt" style:font-size-complex="10pt"/>
    </style:style>
    <style:style style:name="P64" style:family="paragraph" style:parent-style-name="Table_20_Contents">
      <style:text-properties style:font-name="Arial" fo:font-size="10pt" officeooo:rsid="007f0741" officeooo:paragraph-rsid="00fd4e0c" style:font-size-asian="10pt" style:font-size-complex="10pt"/>
    </style:style>
    <style:style style:name="P65" style:family="paragraph" style:parent-style-name="Table_20_Contents">
      <style:text-properties style:font-name="Arial" fo:font-size="10pt" officeooo:rsid="007f0741" officeooo:paragraph-rsid="00fef6aa" style:font-size-asian="10pt" style:font-size-complex="10pt"/>
    </style:style>
    <style:style style:name="P66" style:family="paragraph" style:parent-style-name="Table_20_Contents">
      <style:text-properties style:font-name="Arial" fo:font-size="10pt" officeooo:rsid="007f0741" officeooo:paragraph-rsid="01003e12" style:font-size-asian="10pt" style:font-size-complex="10pt"/>
    </style:style>
    <style:style style:name="P67" style:family="paragraph" style:parent-style-name="Table_20_Contents">
      <style:text-properties style:font-name="Arial" fo:font-size="10pt" officeooo:rsid="008104d0" officeooo:paragraph-rsid="008104d0" style:font-size-asian="10pt" style:font-size-complex="10pt"/>
    </style:style>
    <style:style style:name="P68" style:family="paragraph" style:parent-style-name="Table_20_Contents">
      <style:text-properties style:font-name="Arial" fo:font-size="10pt" officeooo:rsid="00afb838" officeooo:paragraph-rsid="00afb838" style:font-size-asian="10pt" style:font-size-complex="10pt"/>
    </style:style>
    <style:style style:name="P69" style:family="paragraph" style:parent-style-name="Table_20_Contents">
      <style:text-properties style:font-name="Arial" fo:font-size="10pt" officeooo:rsid="00b15c55" officeooo:paragraph-rsid="00b15c55" style:font-size-asian="10pt" style:font-size-complex="10pt"/>
    </style:style>
    <style:style style:name="P70" style:family="paragraph" style:parent-style-name="Table_20_Contents">
      <style:text-properties style:font-name="Arial" fo:font-size="10pt" officeooo:rsid="008a0266" officeooo:paragraph-rsid="008a0266" style:font-size-asian="10pt" style:font-size-complex="10pt"/>
    </style:style>
    <style:style style:name="P71" style:family="paragraph" style:parent-style-name="Table_20_Contents">
      <style:text-properties style:font-name="Arial" fo:font-size="10pt" officeooo:rsid="008a0266" officeooo:paragraph-rsid="00c23207" style:font-size-asian="10pt" style:font-size-complex="10pt"/>
    </style:style>
    <style:style style:name="P72" style:family="paragraph" style:parent-style-name="Table_20_Contents">
      <style:text-properties style:font-name="Arial" fo:font-size="10pt" officeooo:rsid="008a0266" officeooo:paragraph-rsid="00c3a323" style:font-size-asian="10pt" style:font-size-complex="10pt"/>
    </style:style>
    <style:style style:name="P73" style:family="paragraph" style:parent-style-name="Table_20_Contents">
      <style:text-properties style:font-name="Arial" fo:font-size="10pt" officeooo:rsid="008a0266" officeooo:paragraph-rsid="00c57a90" style:font-size-asian="10pt" style:font-size-complex="10pt"/>
    </style:style>
    <style:style style:name="P74" style:family="paragraph" style:parent-style-name="Table_20_Contents">
      <style:text-properties style:font-name="Arial" fo:font-size="10pt" officeooo:rsid="008a0266" officeooo:paragraph-rsid="00e2b536" style:font-size-asian="10pt" style:font-size-complex="10pt"/>
    </style:style>
    <style:style style:name="P75" style:family="paragraph" style:parent-style-name="Table_20_Contents">
      <style:text-properties style:font-name="Arial" fo:font-size="10pt" officeooo:rsid="008a0266" officeooo:paragraph-rsid="00d5869e" style:font-size-asian="10pt" style:font-size-complex="10pt"/>
    </style:style>
    <style:style style:name="P76" style:family="paragraph" style:parent-style-name="Table_20_Contents">
      <style:text-properties style:font-name="Arial" fo:font-size="10pt" officeooo:rsid="008a0266" officeooo:paragraph-rsid="00d3a90f" style:font-size-asian="10pt" style:font-size-complex="10pt"/>
    </style:style>
    <style:style style:name="P77" style:family="paragraph" style:parent-style-name="Table_20_Contents">
      <style:text-properties style:font-name="Arial" fo:font-size="10pt" officeooo:rsid="008a0266" officeooo:paragraph-rsid="00c8391a" style:font-size-asian="10pt" style:font-size-complex="10pt"/>
    </style:style>
    <style:style style:name="P78" style:family="paragraph" style:parent-style-name="Table_20_Contents">
      <style:text-properties style:font-name="Arial" fo:font-size="10pt" officeooo:rsid="008a0266" officeooo:paragraph-rsid="00ec1d5e" style:font-size-asian="10pt" style:font-size-complex="10pt"/>
    </style:style>
    <style:style style:name="P79" style:family="paragraph" style:parent-style-name="Table_20_Contents">
      <style:text-properties style:font-name="Arial" fo:font-size="10pt" officeooo:rsid="008a0266" officeooo:paragraph-rsid="00ee0b49" style:font-size-asian="10pt" style:font-size-complex="10pt"/>
    </style:style>
    <style:style style:name="P80" style:family="paragraph" style:parent-style-name="Table_20_Contents">
      <style:text-properties style:font-name="Arial" fo:font-size="10pt" officeooo:rsid="008a0266" officeooo:paragraph-rsid="00fc5b8d" style:font-size-asian="10pt" style:font-size-complex="10pt"/>
    </style:style>
    <style:style style:name="P81" style:family="paragraph" style:parent-style-name="Table_20_Contents">
      <style:text-properties style:font-name="Arial" fo:font-size="10pt" officeooo:rsid="008a0266" officeooo:paragraph-rsid="00fef6aa" style:font-size-asian="10pt" style:font-size-complex="10pt"/>
    </style:style>
    <style:style style:name="P82" style:family="paragraph" style:parent-style-name="Table_20_Contents">
      <style:text-properties style:font-name="Arial" fo:font-size="10pt" officeooo:rsid="008a0266" officeooo:paragraph-rsid="01003e12" style:font-size-asian="10pt" style:font-size-complex="10pt"/>
    </style:style>
    <style:style style:name="P83" style:family="paragraph" style:parent-style-name="Table_20_Contents">
      <style:text-properties style:font-name="Arial" fo:font-size="10pt" officeooo:rsid="0018e6ce" officeooo:paragraph-rsid="008104d0" style:font-size-asian="10pt" style:font-size-complex="10pt"/>
    </style:style>
    <style:style style:name="P84" style:family="paragraph" style:parent-style-name="Table_20_Contents">
      <style:text-properties style:font-name="Arial" fo:font-size="10pt" officeooo:rsid="0018e6ce" officeooo:paragraph-rsid="00be7eec" style:font-size-asian="10pt" style:font-size-complex="10pt"/>
    </style:style>
    <style:style style:name="P85" style:family="paragraph" style:parent-style-name="Table_20_Contents">
      <style:text-properties style:font-name="Arial" fo:font-size="10pt" officeooo:rsid="0018e6ce" officeooo:paragraph-rsid="00c23207" style:font-size-asian="10pt" style:font-size-complex="10pt"/>
    </style:style>
    <style:style style:name="P86" style:family="paragraph" style:parent-style-name="Table_20_Contents">
      <style:text-properties style:font-name="Arial" fo:font-size="10pt" officeooo:rsid="0018e6ce" officeooo:paragraph-rsid="00c3a323" style:font-size-asian="10pt" style:font-size-complex="10pt"/>
    </style:style>
    <style:style style:name="P87" style:family="paragraph" style:parent-style-name="Table_20_Contents">
      <style:text-properties style:font-name="Arial" fo:font-size="10pt" officeooo:rsid="0018e6ce" officeooo:paragraph-rsid="00c57a90" style:font-size-asian="10pt" style:font-size-complex="10pt"/>
    </style:style>
    <style:style style:name="P88" style:family="paragraph" style:parent-style-name="Table_20_Contents">
      <style:text-properties style:font-name="Arial" fo:font-size="10pt" officeooo:rsid="0018e6ce" officeooo:paragraph-rsid="00ce1b9a" style:font-size-asian="10pt" style:font-size-complex="10pt"/>
    </style:style>
    <style:style style:name="P89" style:family="paragraph" style:parent-style-name="Table_20_Contents">
      <style:text-properties style:font-name="Arial" fo:font-size="10pt" officeooo:rsid="0018e6ce" officeooo:paragraph-rsid="00cf01b4" style:font-size-asian="10pt" style:font-size-complex="10pt"/>
    </style:style>
    <style:style style:name="P90" style:family="paragraph" style:parent-style-name="Table_20_Contents">
      <style:text-properties style:font-name="Arial" fo:font-size="10pt" officeooo:rsid="0018e6ce" officeooo:paragraph-rsid="00e2b536" style:font-size-asian="10pt" style:font-size-complex="10pt"/>
    </style:style>
    <style:style style:name="P91" style:family="paragraph" style:parent-style-name="Table_20_Contents">
      <style:text-properties style:font-name="Arial" fo:font-size="10pt" officeooo:rsid="0018e6ce" officeooo:paragraph-rsid="00e3db62" style:font-size-asian="10pt" style:font-size-complex="10pt"/>
    </style:style>
    <style:style style:name="P92" style:family="paragraph" style:parent-style-name="Table_20_Contents">
      <style:text-properties style:font-name="Arial" fo:font-size="10pt" officeooo:rsid="0018e6ce" officeooo:paragraph-rsid="00d5869e" style:font-size-asian="10pt" style:font-size-complex="10pt"/>
    </style:style>
    <style:style style:name="P93" style:family="paragraph" style:parent-style-name="Table_20_Contents">
      <style:text-properties style:font-name="Arial" fo:font-size="10pt" officeooo:rsid="0018e6ce" officeooo:paragraph-rsid="00d3a90f" style:font-size-asian="10pt" style:font-size-complex="10pt"/>
    </style:style>
    <style:style style:name="P94" style:family="paragraph" style:parent-style-name="Table_20_Contents">
      <style:text-properties style:font-name="Arial" fo:font-size="10pt" officeooo:rsid="0018e6ce" officeooo:paragraph-rsid="00d97111" style:font-size-asian="10pt" style:font-size-complex="10pt"/>
    </style:style>
    <style:style style:name="P95" style:family="paragraph" style:parent-style-name="Table_20_Contents">
      <style:text-properties style:font-name="Arial" fo:font-size="10pt" officeooo:rsid="0018e6ce" officeooo:paragraph-rsid="00c8391a" style:font-size-asian="10pt" style:font-size-complex="10pt"/>
    </style:style>
    <style:style style:name="P96" style:family="paragraph" style:parent-style-name="Table_20_Contents">
      <style:text-properties style:font-name="Arial" fo:font-size="10pt" officeooo:rsid="0018e6ce" officeooo:paragraph-rsid="00c8ec5d" style:font-size-asian="10pt" style:font-size-complex="10pt"/>
    </style:style>
    <style:style style:name="P97" style:family="paragraph" style:parent-style-name="Table_20_Contents">
      <style:text-properties style:font-name="Arial" fo:font-size="10pt" officeooo:rsid="0018e6ce" officeooo:paragraph-rsid="00ec1d5e" style:font-size-asian="10pt" style:font-size-complex="10pt"/>
    </style:style>
    <style:style style:name="P98" style:family="paragraph" style:parent-style-name="Table_20_Contents">
      <style:text-properties style:font-name="Arial" fo:font-size="10pt" officeooo:rsid="0018e6ce" officeooo:paragraph-rsid="00ee0b49" style:font-size-asian="10pt" style:font-size-complex="10pt"/>
    </style:style>
    <style:style style:name="P99" style:family="paragraph" style:parent-style-name="Table_20_Contents">
      <style:text-properties style:font-name="Arial" fo:font-size="10pt" officeooo:rsid="0018e6ce" officeooo:paragraph-rsid="00fc5b8d" style:font-size-asian="10pt" style:font-size-complex="10pt"/>
    </style:style>
    <style:style style:name="P100" style:family="paragraph" style:parent-style-name="Table_20_Contents">
      <style:text-properties style:font-name="Arial" fo:font-size="10pt" officeooo:rsid="0018e6ce" officeooo:paragraph-rsid="00fef6aa" style:font-size-asian="10pt" style:font-size-complex="10pt"/>
    </style:style>
    <style:style style:name="P101" style:family="paragraph" style:parent-style-name="Table_20_Contents">
      <style:text-properties style:font-name="Arial" fo:font-size="10pt" officeooo:rsid="0018e6ce" officeooo:paragraph-rsid="01003e12" style:font-size-asian="10pt" style:font-size-complex="10pt"/>
    </style:style>
    <style:style style:name="P102" style:family="paragraph" style:parent-style-name="Table_20_Contents">
      <style:text-properties style:font-name="Arial" fo:font-size="10pt" officeooo:rsid="00c1d1a4" officeooo:paragraph-rsid="00c1d1a4" style:font-size-asian="10pt" style:font-size-complex="10pt"/>
    </style:style>
    <style:style style:name="P103" style:family="paragraph" style:parent-style-name="Table_20_Contents">
      <style:text-properties style:font-name="Arial" fo:font-size="10pt" officeooo:rsid="00c3a323" officeooo:paragraph-rsid="00c3a323" style:font-size-asian="10pt" style:font-size-complex="10pt"/>
    </style:style>
    <style:style style:name="P104" style:family="paragraph" style:parent-style-name="Table_20_Contents">
      <style:text-properties style:font-name="Arial" fo:font-size="10pt" officeooo:rsid="00c3a323" officeooo:paragraph-rsid="00c57a90" style:font-size-asian="10pt" style:font-size-complex="10pt"/>
    </style:style>
    <style:style style:name="P105" style:family="paragraph" style:parent-style-name="Table_20_Contents">
      <style:text-properties style:font-name="Arial" fo:font-size="10pt" officeooo:rsid="00c23207" officeooo:paragraph-rsid="00c23207" style:font-size-asian="10pt" style:font-size-complex="10pt"/>
    </style:style>
    <style:style style:name="P106" style:family="paragraph" style:parent-style-name="Table_20_Contents">
      <style:text-properties style:font-name="Arial" fo:font-size="10pt" officeooo:rsid="00c23207" officeooo:paragraph-rsid="00d5869e" style:font-size-asian="10pt" style:font-size-complex="10pt"/>
    </style:style>
    <style:style style:name="P107" style:family="paragraph" style:parent-style-name="Table_20_Contents">
      <style:text-properties style:font-name="Arial" fo:font-size="10pt" officeooo:rsid="00c23207" officeooo:paragraph-rsid="00d3a90f" style:font-size-asian="10pt" style:font-size-complex="10pt"/>
    </style:style>
    <style:style style:name="P108" style:family="paragraph" style:parent-style-name="Table_20_Contents">
      <style:text-properties style:font-name="Arial" fo:font-size="10pt" officeooo:rsid="00c23207" officeooo:paragraph-rsid="00f2a12d" style:font-size-asian="10pt" style:font-size-complex="10pt"/>
    </style:style>
    <style:style style:name="P109" style:family="paragraph" style:parent-style-name="Table_20_Contents">
      <style:text-properties style:font-name="Arial" fo:font-size="10pt" officeooo:rsid="00c23207" officeooo:paragraph-rsid="00fc5b8d" style:font-size-asian="10pt" style:font-size-complex="10pt"/>
    </style:style>
    <style:style style:name="P110" style:family="paragraph" style:parent-style-name="Table_20_Contents">
      <style:text-properties style:font-name="Arial" fo:font-size="10pt" officeooo:rsid="00c4407e" officeooo:paragraph-rsid="00c4407e" style:font-size-asian="10pt" style:font-size-complex="10pt"/>
    </style:style>
    <style:style style:name="P111" style:family="paragraph" style:parent-style-name="Table_20_Contents">
      <style:text-properties style:font-name="Arial" fo:font-size="10pt" officeooo:rsid="00c4407e" officeooo:paragraph-rsid="00c57a90" style:font-size-asian="10pt" style:font-size-complex="10pt"/>
    </style:style>
    <style:style style:name="P112" style:family="paragraph" style:parent-style-name="Table_20_Contents">
      <style:text-properties style:font-name="Arial" fo:font-size="10pt" officeooo:rsid="00c57a90" officeooo:paragraph-rsid="00ce1b9a" style:font-size-asian="10pt" style:font-size-complex="10pt"/>
    </style:style>
    <style:style style:name="P113" style:family="paragraph" style:parent-style-name="Table_20_Contents">
      <style:text-properties style:font-name="Arial" fo:font-size="10pt" officeooo:rsid="00c57a90" officeooo:paragraph-rsid="00cf01b4" style:font-size-asian="10pt" style:font-size-complex="10pt"/>
    </style:style>
    <style:style style:name="P114" style:family="paragraph" style:parent-style-name="Table_20_Contents">
      <style:text-properties style:font-name="Arial" fo:font-size="10pt" officeooo:rsid="00e2b536" officeooo:paragraph-rsid="00e2b536" style:font-size-asian="10pt" style:font-size-complex="10pt"/>
    </style:style>
    <style:style style:name="P115" style:family="paragraph" style:parent-style-name="Table_20_Contents">
      <style:text-properties style:font-name="Arial" fo:font-size="10pt" officeooo:rsid="00d3a90f" officeooo:paragraph-rsid="00d3a90f" style:font-size-asian="10pt" style:font-size-complex="10pt"/>
    </style:style>
    <style:style style:name="P116" style:family="paragraph" style:parent-style-name="Table_20_Contents">
      <style:text-properties style:font-name="Arial" fo:font-size="10pt" officeooo:rsid="00d3a90f" officeooo:paragraph-rsid="00d97111" style:font-size-asian="10pt" style:font-size-complex="10pt"/>
    </style:style>
    <style:style style:name="P117" style:family="paragraph" style:parent-style-name="Table_20_Contents">
      <style:text-properties style:font-name="Arial" fo:font-size="10pt" officeooo:rsid="00d3a90f" officeooo:paragraph-rsid="00f2a12d" style:font-size-asian="10pt" style:font-size-complex="10pt"/>
    </style:style>
    <style:style style:name="P118" style:family="paragraph" style:parent-style-name="Table_20_Contents">
      <style:text-properties style:font-name="Arial" fo:font-size="10pt" officeooo:rsid="00d3a90f" officeooo:paragraph-rsid="00fef6aa" style:font-size-asian="10pt" style:font-size-complex="10pt"/>
    </style:style>
    <style:style style:name="P119" style:family="paragraph" style:parent-style-name="Table_20_Contents">
      <style:text-properties style:font-name="Arial" fo:font-size="10pt" officeooo:rsid="00d3a90f" officeooo:paragraph-rsid="01003e12" style:font-size-asian="10pt" style:font-size-complex="10pt"/>
    </style:style>
    <style:style style:name="P120" style:family="paragraph" style:parent-style-name="Table_20_Contents">
      <style:text-properties style:font-name="Arial" fo:font-size="10pt" officeooo:rsid="008a87c2" officeooo:paragraph-rsid="008a87c2" style:font-size-asian="10pt" style:font-size-complex="10pt"/>
    </style:style>
    <style:style style:name="P121" style:family="paragraph" style:parent-style-name="Table_20_Contents">
      <style:text-properties style:font-name="Arial" fo:font-size="10pt" officeooo:rsid="008a87c2" officeooo:paragraph-rsid="008b416f" style:font-size-asian="10pt" style:font-size-complex="10pt"/>
    </style:style>
    <style:style style:name="P122" style:family="paragraph" style:parent-style-name="Table_20_Contents">
      <style:text-properties style:font-name="Arial" fo:font-size="10pt" officeooo:rsid="008a87c2" officeooo:paragraph-rsid="00ec1d5e" style:font-size-asian="10pt" style:font-size-complex="10pt"/>
    </style:style>
    <style:style style:name="P123" style:family="paragraph" style:parent-style-name="Table_20_Contents">
      <style:text-properties style:font-name="Arial" fo:font-size="10pt" officeooo:rsid="008b416f" officeooo:paragraph-rsid="008b416f" style:font-size-asian="10pt" style:font-size-complex="10pt"/>
    </style:style>
    <style:style style:name="P124" style:family="paragraph" style:parent-style-name="Table_20_Contents">
      <style:text-properties style:font-name="Arial" fo:font-size="10pt" officeooo:rsid="008b416f" officeooo:paragraph-rsid="00c8391a" style:font-size-asian="10pt" style:font-size-complex="10pt"/>
    </style:style>
    <style:style style:name="P125" style:family="paragraph" style:parent-style-name="Table_20_Contents">
      <style:text-properties style:font-name="Arial" fo:font-size="10pt" officeooo:rsid="008b416f" officeooo:paragraph-rsid="00ec1d5e" style:font-size-asian="10pt" style:font-size-complex="10pt"/>
    </style:style>
    <style:style style:name="P126" style:family="paragraph" style:parent-style-name="Table_20_Contents">
      <style:text-properties style:font-name="Arial" fo:font-size="10pt" officeooo:rsid="008b416f" officeooo:paragraph-rsid="008a87c2" style:font-size-asian="10pt" style:font-size-complex="10pt"/>
    </style:style>
    <style:style style:name="P127" style:family="paragraph" style:parent-style-name="Table_20_Contents">
      <style:text-properties style:font-name="Arial" fo:font-size="10pt" officeooo:rsid="008b416f" officeooo:paragraph-rsid="00f5ba68" style:font-size-asian="10pt" style:font-size-complex="10pt"/>
    </style:style>
    <style:style style:name="P128" style:family="paragraph" style:parent-style-name="Table_20_Contents">
      <style:text-properties style:font-name="Arial" fo:font-size="10pt" officeooo:rsid="008b416f" officeooo:paragraph-rsid="00f714e4" style:font-size-asian="10pt" style:font-size-complex="10pt"/>
    </style:style>
    <style:style style:name="P129" style:family="paragraph" style:parent-style-name="Table_20_Contents">
      <style:text-properties style:font-name="Arial" fo:font-size="10pt" officeooo:rsid="00c8391a" officeooo:paragraph-rsid="00c8391a" style:font-size-asian="10pt" style:font-size-complex="10pt"/>
    </style:style>
    <style:style style:name="P130" style:family="paragraph" style:parent-style-name="Table_20_Contents">
      <style:text-properties style:font-name="Arial" fo:font-size="10pt" officeooo:rsid="00abb765" officeooo:paragraph-rsid="00abb765" style:font-size-asian="10pt" style:font-size-complex="10pt"/>
    </style:style>
    <style:style style:name="P131" style:family="paragraph" style:parent-style-name="Table_20_Contents">
      <style:text-properties style:font-name="Arial" fo:font-size="10pt" officeooo:rsid="008da065" officeooo:paragraph-rsid="008da065" style:font-size-asian="10pt" style:font-size-complex="10pt"/>
    </style:style>
    <style:style style:name="P132" style:family="paragraph" style:parent-style-name="Table_20_Contents">
      <style:text-properties style:font-name="Arial" fo:font-size="10pt" officeooo:rsid="008da065" officeooo:paragraph-rsid="00c8ec5d" style:font-size-asian="10pt" style:font-size-complex="10pt"/>
    </style:style>
    <style:style style:name="P133" style:family="paragraph" style:parent-style-name="Table_20_Contents">
      <style:text-properties style:font-name="Arial" fo:font-size="10pt" officeooo:rsid="008da065" officeooo:paragraph-rsid="00d0b97c" style:font-size-asian="10pt" style:font-size-complex="10pt"/>
    </style:style>
    <style:style style:name="P134" style:family="paragraph" style:parent-style-name="Table_20_Contents">
      <style:text-properties style:font-name="Arial" fo:font-size="10pt" officeooo:rsid="008da065" officeooo:paragraph-rsid="00d20672" style:font-size-asian="10pt" style:font-size-complex="10pt"/>
    </style:style>
    <style:style style:name="P135" style:family="paragraph" style:parent-style-name="Table_20_Contents">
      <style:text-properties style:font-name="Arial" fo:font-size="10pt" officeooo:rsid="008da065" officeooo:paragraph-rsid="00f00223" style:font-size-asian="10pt" style:font-size-complex="10pt"/>
    </style:style>
    <style:style style:name="P136" style:family="paragraph" style:parent-style-name="Table_20_Contents">
      <style:text-properties style:font-name="Arial" fo:font-size="10pt" officeooo:rsid="009ee302" officeooo:paragraph-rsid="009ee302" style:font-size-asian="10pt" style:font-size-complex="10pt"/>
    </style:style>
    <style:style style:name="P137" style:family="paragraph" style:parent-style-name="Table_20_Contents">
      <style:text-properties style:font-name="Arial" fo:font-size="10pt" officeooo:rsid="00937e8f" officeooo:paragraph-rsid="0095ef6b" style:font-size-asian="10pt" style:font-size-complex="10pt"/>
    </style:style>
    <style:style style:name="P138" style:family="paragraph" style:parent-style-name="Table_20_Contents">
      <style:text-properties style:font-name="Arial" fo:font-size="10pt" officeooo:rsid="00937e8f" officeooo:paragraph-rsid="00937e8f" style:font-size-asian="10pt" style:font-size-complex="10pt"/>
    </style:style>
    <style:style style:name="P139" style:family="paragraph" style:parent-style-name="Table_20_Contents">
      <style:text-properties style:font-name="Arial" fo:font-size="10pt" officeooo:rsid="00d0b97c" officeooo:paragraph-rsid="00d0b97c" style:font-size-asian="10pt" style:font-size-complex="10pt"/>
    </style:style>
    <style:style style:name="P140" style:family="paragraph" style:parent-style-name="Table_20_Contents">
      <style:text-properties style:font-name="Arial" fo:font-size="10pt" officeooo:rsid="00952f29" officeooo:paragraph-rsid="00952f29" style:font-size-asian="10pt" style:font-size-complex="10pt"/>
    </style:style>
    <style:style style:name="P141" style:family="paragraph" style:parent-style-name="Table_20_Contents">
      <style:text-properties style:font-name="Arial" fo:font-size="10pt" officeooo:rsid="00952f29" officeooo:paragraph-rsid="00d0b97c" style:font-size-asian="10pt" style:font-size-complex="10pt"/>
    </style:style>
    <style:style style:name="P142" style:family="paragraph" style:parent-style-name="Table_20_Contents">
      <style:text-properties style:font-name="Arial" fo:font-size="10pt" officeooo:rsid="00952f29" officeooo:paragraph-rsid="00d20672" style:font-size-asian="10pt" style:font-size-complex="10pt"/>
    </style:style>
    <style:style style:name="P143" style:family="paragraph" style:parent-style-name="Table_20_Contents">
      <style:text-properties style:font-name="Arial" fo:font-size="10pt" officeooo:rsid="00952f29" officeooo:paragraph-rsid="00f00223" style:font-size-asian="10pt" style:font-size-complex="10pt"/>
    </style:style>
    <style:style style:name="P144" style:family="paragraph" style:parent-style-name="Table_20_Contents">
      <style:text-properties style:font-name="Arial" fo:font-size="10pt" officeooo:rsid="009d8a93" officeooo:paragraph-rsid="009d8a93" style:font-size-asian="10pt" style:font-size-complex="10pt"/>
    </style:style>
    <style:style style:name="P145" style:family="paragraph" style:parent-style-name="Table_20_Contents">
      <style:text-properties style:font-name="Arial" fo:font-size="10pt" officeooo:rsid="009fc9a7" officeooo:paragraph-rsid="009fc9a7" style:font-size-asian="10pt" style:font-size-complex="10pt"/>
    </style:style>
    <style:style style:name="P146" style:family="paragraph" style:parent-style-name="Table_20_Contents">
      <style:text-properties style:font-name="Arial" fo:font-size="10pt" officeooo:rsid="00f7727f" officeooo:paragraph-rsid="00f7727f" style:font-size-asian="10pt" style:font-size-complex="10pt"/>
    </style:style>
    <style:style style:name="P147" style:family="paragraph" style:parent-style-name="Table_20_Contents">
      <style:text-properties style:font-name="Arial" fo:font-size="10pt" officeooo:rsid="0100e90e" officeooo:paragraph-rsid="0100e90e" style:font-size-asian="10pt" style:font-size-complex="10pt"/>
    </style:style>
    <style:style style:name="P148" style:family="paragraph" style:parent-style-name="Table_20_Contents">
      <style:text-properties style:font-name="Arial" fo:font-size="10pt" officeooo:rsid="00fd429c" officeooo:paragraph-rsid="00fd429c" style:font-size-asian="10pt" style:font-size-complex="10pt"/>
    </style:style>
    <style:style style:name="P149" style:family="paragraph" style:parent-style-name="Table_20_Contents">
      <style:text-properties style:font-name="Arial" fo:font-size="10pt" officeooo:rsid="01003e12" officeooo:paragraph-rsid="01003e12" style:font-size-asian="10pt" style:font-size-complex="10pt"/>
    </style:style>
    <style:style style:name="P150" style:family="paragraph" style:parent-style-name="Table_20_Contents">
      <style:text-properties style:font-name="Arial" fo:font-size="10pt" officeooo:rsid="010202a0" officeooo:paragraph-rsid="010202a0" style:font-size-asian="10pt" style:font-size-complex="10pt"/>
    </style:style>
    <style:style style:name="P151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officeooo:rsid="002699aa"/>
    </style:style>
    <style:style style:name="T2" style:family="text">
      <style:text-properties officeooo:rsid="006973ce"/>
    </style:style>
    <style:style style:name="T3" style:family="text">
      <style:text-properties officeooo:rsid="006bd1ae"/>
    </style:style>
    <style:style style:name="T4" style:family="text">
      <style:text-properties officeooo:rsid="0070ea1d"/>
    </style:style>
    <style:style style:name="T5" style:family="text">
      <style:text-properties officeooo:rsid="007dc687"/>
    </style:style>
    <style:style style:name="T6" style:family="text">
      <style:text-properties officeooo:rsid="008104d0"/>
    </style:style>
    <style:style style:name="T7" style:family="text">
      <style:text-properties officeooo:rsid="008377e8"/>
    </style:style>
    <style:style style:name="T8" style:family="text">
      <style:text-properties officeooo:rsid="0085cf60"/>
    </style:style>
    <style:style style:name="T9" style:family="text">
      <style:text-properties officeooo:rsid="008837f0"/>
    </style:style>
    <style:style style:name="T10" style:family="text">
      <style:text-properties officeooo:rsid="008a0266"/>
    </style:style>
    <style:style style:name="T11" style:family="text">
      <style:text-properties officeooo:rsid="008a87c2"/>
    </style:style>
    <style:style style:name="T12" style:family="text">
      <style:text-properties officeooo:rsid="008cb7a2"/>
    </style:style>
    <style:style style:name="T13" style:family="text">
      <style:text-properties officeooo:rsid="00926f33"/>
    </style:style>
    <style:style style:name="T14" style:family="text">
      <style:text-properties officeooo:rsid="00aaa9fa"/>
    </style:style>
    <style:style style:name="T15" style:family="text">
      <style:text-properties officeooo:rsid="00ae3cbb"/>
    </style:style>
    <style:style style:name="T16" style:family="text">
      <style:text-properties officeooo:rsid="00ae6669"/>
    </style:style>
    <style:style style:name="T17" style:family="text">
      <style:text-properties officeooo:rsid="00af4edd"/>
    </style:style>
    <style:style style:name="T18" style:family="text">
      <style:text-properties officeooo:rsid="00afb838"/>
    </style:style>
    <style:style style:name="T19" style:family="text">
      <style:text-properties officeooo:rsid="00852200"/>
    </style:style>
    <style:style style:name="T20" style:family="text">
      <style:text-properties officeooo:rsid="00b06987"/>
    </style:style>
    <style:style style:name="T21" style:family="text">
      <style:text-properties officeooo:rsid="00b2e334"/>
    </style:style>
    <style:style style:name="T22" style:family="text">
      <style:text-properties officeooo:rsid="00b4b1ae"/>
    </style:style>
    <style:style style:name="T23" style:family="text">
      <style:text-properties officeooo:rsid="00b685d3"/>
    </style:style>
    <style:style style:name="T24" style:family="text">
      <style:text-properties officeooo:rsid="00b8f39b"/>
    </style:style>
    <style:style style:name="T25" style:family="text">
      <style:text-properties officeooo:rsid="00b9dde5"/>
    </style:style>
    <style:style style:name="T26" style:family="text">
      <style:text-properties officeooo:rsid="00ba3d82"/>
    </style:style>
    <style:style style:name="T27" style:family="text">
      <style:text-properties officeooo:rsid="00be5473"/>
    </style:style>
    <style:style style:name="T28" style:family="text">
      <style:text-properties officeooo:rsid="00be7eec"/>
    </style:style>
    <style:style style:name="T29" style:family="text">
      <style:text-properties officeooo:rsid="00c058ff"/>
    </style:style>
    <style:style style:name="T30" style:family="text">
      <style:text-properties officeooo:rsid="00c156a3"/>
    </style:style>
    <style:style style:name="T31" style:family="text">
      <style:text-properties officeooo:rsid="00c23207"/>
    </style:style>
    <style:style style:name="T32" style:family="text">
      <style:text-properties officeooo:rsid="00c29abc"/>
    </style:style>
    <style:style style:name="T33" style:family="text">
      <style:text-properties officeooo:rsid="00c2aa9b"/>
    </style:style>
    <style:style style:name="T34" style:family="text">
      <style:text-properties officeooo:rsid="00c3a323"/>
    </style:style>
    <style:style style:name="T35" style:family="text">
      <style:text-properties officeooo:rsid="00c57a90"/>
    </style:style>
    <style:style style:name="T36" style:family="text">
      <style:text-properties officeooo:rsid="00c69e90"/>
    </style:style>
    <style:style style:name="T37" style:family="text">
      <style:text-properties officeooo:rsid="00c8209e"/>
    </style:style>
    <style:style style:name="T38" style:family="text">
      <style:text-properties officeooo:rsid="00c8391a"/>
    </style:style>
    <style:style style:name="T39" style:family="text">
      <style:text-properties officeooo:rsid="00c8ec5d"/>
    </style:style>
    <style:style style:name="T40" style:family="text">
      <style:text-properties officeooo:rsid="008b416f"/>
    </style:style>
    <style:style style:name="T41" style:family="text">
      <style:text-properties officeooo:rsid="00ce1b9a"/>
    </style:style>
    <style:style style:name="T42" style:family="text">
      <style:text-properties officeooo:rsid="00cf01b4"/>
    </style:style>
    <style:style style:name="T43" style:family="text">
      <style:text-properties officeooo:rsid="00cf5092"/>
    </style:style>
    <style:style style:name="T44" style:family="text">
      <style:text-properties officeooo:rsid="00d0b97c"/>
    </style:style>
    <style:style style:name="T45" style:family="text">
      <style:text-properties officeooo:rsid="00d15264"/>
    </style:style>
    <style:style style:name="T46" style:family="text">
      <style:text-properties officeooo:rsid="00d20672"/>
    </style:style>
    <style:style style:name="T47" style:family="text">
      <style:text-properties officeooo:rsid="00d3a90f"/>
    </style:style>
    <style:style style:name="T48" style:family="text">
      <style:text-properties officeooo:rsid="00d4ab43"/>
    </style:style>
    <style:style style:name="T49" style:family="text">
      <style:text-properties officeooo:rsid="00d5869e"/>
    </style:style>
    <style:style style:name="T50" style:family="text">
      <style:text-properties officeooo:rsid="00d81c78"/>
    </style:style>
    <style:style style:name="T51" style:family="text">
      <style:text-properties officeooo:rsid="00d97111"/>
    </style:style>
    <style:style style:name="T52" style:family="text">
      <style:text-properties officeooo:rsid="00dc626e"/>
    </style:style>
    <style:style style:name="T53" style:family="text">
      <style:text-properties officeooo:rsid="00e2b536"/>
    </style:style>
    <style:style style:name="T54" style:family="text">
      <style:text-properties officeooo:rsid="00e3db62"/>
    </style:style>
    <style:style style:name="T55" style:family="text">
      <style:text-properties officeooo:rsid="00e57f0d"/>
    </style:style>
    <style:style style:name="T56" style:family="text">
      <style:text-properties officeooo:rsid="00e65fce"/>
    </style:style>
    <style:style style:name="T57" style:family="text">
      <style:text-properties officeooo:rsid="00e753b5"/>
    </style:style>
    <style:style style:name="T58" style:family="text">
      <style:text-properties officeooo:rsid="00e99f2f"/>
    </style:style>
    <style:style style:name="T59" style:family="text">
      <style:text-properties officeooo:rsid="00eca0af"/>
    </style:style>
    <style:style style:name="T60" style:family="text">
      <style:text-properties officeooo:rsid="00ee0b49"/>
    </style:style>
    <style:style style:name="T61" style:family="text">
      <style:text-properties officeooo:rsid="00f00223"/>
    </style:style>
    <style:style style:name="T62" style:family="text">
      <style:text-properties officeooo:rsid="00f0d1c3"/>
    </style:style>
    <style:style style:name="T63" style:family="text">
      <style:text-properties officeooo:rsid="00f2a12d"/>
    </style:style>
    <style:style style:name="T64" style:family="text">
      <style:text-properties officeooo:rsid="00f390d2"/>
    </style:style>
    <style:style style:name="T65" style:family="text">
      <style:text-properties officeooo:rsid="00f486bc"/>
    </style:style>
    <style:style style:name="T66" style:family="text">
      <style:text-properties officeooo:rsid="00f5ba68"/>
    </style:style>
    <style:style style:name="T67" style:family="text">
      <style:text-properties officeooo:rsid="00f714e4"/>
    </style:style>
    <style:style style:name="T68" style:family="text">
      <style:text-properties officeooo:rsid="00f7727f"/>
    </style:style>
    <style:style style:name="T69" style:family="text">
      <style:text-properties officeooo:rsid="00f923ec"/>
    </style:style>
    <style:style style:name="T70" style:family="text">
      <style:text-properties officeooo:rsid="00faca49"/>
    </style:style>
    <style:style style:name="T71" style:family="text">
      <style:text-properties officeooo:rsid="00faec40"/>
    </style:style>
    <style:style style:name="T72" style:family="text">
      <style:text-properties officeooo:rsid="00fc5b8d"/>
    </style:style>
    <style:style style:name="T73" style:family="text">
      <style:text-properties officeooo:rsid="00fd429c"/>
    </style:style>
    <style:style style:name="T74" style:family="text">
      <style:text-properties officeooo:rsid="00fd4e0c"/>
    </style:style>
    <style:style style:name="T75" style:family="text">
      <style:text-properties officeooo:rsid="00fef6aa"/>
    </style:style>
    <style:style style:name="T76" style:family="text">
      <style:text-properties officeooo:rsid="01003e12"/>
    </style:style>
    <style:style style:name="T77" style:family="text">
      <style:text-properties officeooo:rsid="0100e90e"/>
    </style:style>
    <style:style style:name="T78" style:family="text">
      <style:text-properties officeooo:rsid="0101aebf"/>
    </style:style>
    <style:style style:name="T79" style:family="text">
      <style:text-properties officeooo:rsid="01057e8c"/>
    </style:style>
    <style:style style:name="T80" style:family="text">
      <style:text-properties officeooo:rsid="00bcca87"/>
    </style:style>
    <style:style style:name="T81" style:family="text">
      <style:text-properties officeooo:rsid="010859e8"/>
    </style:style>
    <style:style style:name="T82" style:family="text">
      <style:text-properties fo:font-weight="bold" officeooo:rsid="00de49b2" style:font-weight-asian="bold" style:font-weight-complex="bold"/>
    </style:style>
    <style:style style:name="T83" style:family="text">
      <style:text-properties fo:font-weight="bold" officeooo:rsid="010859e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2">OPHAF </text:span><text:span text:style-name="T83">version 0.20</text:span></text:p>
      <text:p text:style-name="P3">Open Protocol for Home Automation and Flexibility</text:p>
      <text:p text:style-name="P4"/>
      <text:p text:style-name="P4">This protocol is used to communicate between a home automation system and appliances, sensors and information servers. </text:p>
      <text:p text:style-name="P4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 table:style-name="TableLine2585236214768">
          <table:table-cell table:style-name="Table3.A1" office:value-type="string">
            <text:p text:style-name="P21">JSON</text:p>
          </table:table-cell>
          <table:table-cell table:style-name="Table3.B1" office:value-type="string">
            <text:p text:style-name="P21">JSON is used for the communication</text:p>
          </table:table-cell>
        </table:table-row>
        <table:table-row table:style-name="TableLine2585236205792">
          <table:table-cell table:style-name="Table3.A2" office:value-type="string">
            <text:p text:style-name="P22"/>
          </table:table-cell>
          <table:table-cell table:style-name="Table3.B2" office:value-type="string">
            <text:p text:style-name="P23"/>
          </table:table-cell>
        </table:table-row>
        <table:table-row table:style-name="TableLine2585236210144">
          <table:table-cell table:style-name="Table3.A2" office:value-type="string">
            <text:p text:style-name="P25">Standard keys</text:p>
          </table:table-cell>
          <table:table-cell table:style-name="Table3.B2" office:value-type="string">
            <text:p text:style-name="P25">Every message should contain the messagenumber, key: “message”</text:p>
            <text:p text:style-name="P25">A response had a messagenumber 50 higher</text:p>
            <text:p text:style-name="P25">If the key “id” is used in the initial message, the reply should contain the same response</text:p>
            <text:p text:style-name="P25">The key “remark” can be used for <text:span text:style-name="T29">human </text:span>readability, but has no meaning <text:s/></text:p>
            <text:p text:style-name="P26">The reply can have key “error” when not executed, with values 1: command not found, 2: values not understood. <text:span text:style-name="T51">3: “value not possible to execute”. </text:span>Optional the key “errortext” gives a description.</text:p>
            <text:p text:style-name="P26">The reply can have key “warningtext”; the command is however executed (unless error was given”.</text:p>
            <text:p text:style-name="P26">The messages can have <text:s/>key “debugtext” <text:span text:style-name="T33">for debug information</text:span>; as “remark” is has no meaning.</text:p>
            <text:p text:style-name="P25"><text:s/></text:p>
          </table:table-cell>
        </table:table-row>
        <table:table-row table:style-name="TableLine2585236212320">
          <table:table-cell table:style-name="Table3.A2" office:value-type="string">
            <text:p text:style-name="P22">Multiple devices</text:p>
          </table:table-cell>
          <table:table-cell table:style-name="Table3.B2" office:value-type="string">
            <text:p text:style-name="P21">An <text:span text:style-name="T28">appliance</text:span> can contain multiple devices. The “device” <text:s/>key can be used. Omitting “device” addresses the default device (or only device) </text:p>
            <text:p text:style-name="P22"/>
          </table:table-cell>
        </table:table-row>
        <table:table-row table:style-name="TableLine2585236199536">
          <table:table-cell table:style-name="Table3.A2" office:value-type="string">
            <text:p text:style-name="P22"/>
          </table:table-cell>
          <table:table-cell table:style-name="Table3.B2" office:value-type="string">
            <text:p text:style-name="P21"/>
          </table:table-cell>
        </table:table-row>
        <table:table-row table:style-name="TableLine2585236204704">
          <table:table-cell table:style-name="Table3.A2" office:value-type="string">
            <text:p text:style-name="P27">Units</text:p>
          </table:table-cell>
          <table:table-cell table:style-name="Table3.B2" office:value-type="string">
            <text:p text:style-name="P28">All numbers <text:span text:style-name="T5">with physical meaning </text:span>should have units</text:p>
            <text:p text:style-name="P30">There can be a space between number and unit, but is not needed</text:p>
            <text:p text:style-name="P21">Values are given as string</text:p>
          </table:table-cell>
        </table:table-row>
        <table:table-row table:style-name="TableLine2585236215312">
          <table:table-cell table:style-name="Table3.A2" office:value-type="string">
            <text:p text:style-name="P27">Energy</text:p>
          </table:table-cell>
          <table:table-cell table:style-name="Table3.B2" office:value-type="string">
            <text:p text:style-name="P27">J, KJ, MJ</text:p>
          </table:table-cell>
        </table:table-row>
        <table:table-row table:style-name="TableLine2585236207696">
          <table:table-cell table:style-name="Table3.A2" office:value-type="string">
            <text:p text:style-name="P27">Power</text:p>
          </table:table-cell>
          <table:table-cell table:style-name="Table3.B2" office:value-type="string">
            <text:p text:style-name="P29">W, KW, MW</text:p>
          </table:table-cell>
        </table:table-row>
        <table:table-row table:style-name="TableLine2585236209056">
          <table:table-cell table:style-name="Table3.A2" office:value-type="string">
            <text:p text:style-name="P27">Temperature</text:p>
          </table:table-cell>
          <table:table-cell table:style-name="Table3.B2" office:value-type="string">
            <text:p text:style-name="P27">C, F</text:p>
          </table:table-cell>
        </table:table-row>
        <table:table-row table:style-name="TableLine2585236203072">
          <table:table-cell table:style-name="Table3.A2" office:value-type="string">
            <text:p text:style-name="P31">Time</text:p>
          </table:table-cell>
          <table:table-cell table:style-name="Table3.B2" office:value-type="string">
            <text:p text:style-name="P31">s, m, h, d. <text:span text:style-name="T4">Can be combined, no decimal point allowed (except s)</text:span></text:p>
            <text:p text:style-name="P21"/>
            <text:p text:style-name="P21"><text:span text:style-name="T79">Relative </text:span>times to now, are given with 0+ (future) or 0- (past) (eg. “0-15m” means 15 minutes ago)</text:p>
            <text:p text:style-name="P21"/>
            <text:p text:style-name="P32">A duration can also contain “infinity”.</text:p>
          </table:table-cell>
        </table:table-row>
        <table:table-row table:style-name="TableLine2585236198176">
          <table:table-cell table:style-name="Table3.A2" office:value-type="string">
            <text:p text:style-name="P33">Date</text:p>
          </table:table-cell>
          <table:table-cell table:style-name="Table3.B2" office:value-type="string">
            <text:p text:style-name="P33">Date is given <text:span text:style-name="T27">in I</text:span>SO 8601 <text:span text:style-name="T27">notation: </text:span>24h <text:span text:style-name="T27">format as</text:span> “YYYY-MM-DD HH:MM:SS”</text:p>
            <text:p text:style-name="P33"/>
            <text:p text:style-name="P35">Depending on use vales from left and right side may be omitted:, eg: </text:p>
            <text:p text:style-name="P35"><text:s text:c="2"/>DD HH:MM:SS</text:p>
            <text:p text:style-name="P34"><text:s text:c="2"/>YYYY-MM-DD HH</text:p>
            <text:p text:style-name="P35"><text:span text:style-name="T80"><text:s text:c="2"/>MM-DD HH:MM</text:span> </text:p>
          </table:table-cell>
        </table:table-row>
        <table:table-row table:style-name="TableLine2585236213136">
          <table:table-cell table:style-name="Table3.A2" office:value-type="string">
            <text:p text:style-name="P36">Percentage</text:p>
          </table:table-cell>
          <table:table-cell table:style-name="Table3.B2" office:value-type="string">
            <text:p text:style-name="P6">%</text:p>
          </table:table-cell>
        </table:table-row>
        <table:table-row table:style-name="TableLine2585236200896">
          <table:table-cell table:style-name="Table3.A2" office:value-type="string">
            <text:p text:style-name="P21">State</text:p>
          </table:table-cell>
          <table:table-cell table:style-name="Table3.B2" office:value-type="string">
            <text:p text:style-name="P20">“on” or “off”</text:p>
          </table:table-cell>
        </table:table-row>
        <table:table-row table:style-name="TableLine2585236206064">
          <table:table-cell table:style-name="Table3.A2" office:value-type="string">
            <text:p text:style-name="P37">Logical</text:p>
          </table:table-cell>
          <table:table-cell table:style-name="Table3.B2" office:value-type="string">
            <text:p text:style-name="P20">“<text:span text:style-name="T55">true</text:span>” <text:span text:style-name="T55">or “false”</text:span></text:p>
          </table:table-cell>
        </table:table-row>
      </table:table>
      <text:p text:style-name="P1"/>
      <text:p text:style-name="P1"/>
      <text:p text:style-name="P5">Commands</text:p>
      <text:p text:style-name="P5"/>
      <table:table table:name="Table4" table:style-name="Table4">
        <table:table-column table:style-name="Table4.A"/>
        <table:table-column table:style-name="Table4.B"/>
        <text:soft-page-break/>
        <table:table-row table:style-name="TableLine2585236200352">
          <table:table-cell table:style-name="Table4.A1" office:value-type="string">
            <text:p text:style-name="P6">0 / <text:span text:style-name="T18">50</text:span></text:p>
          </table:table-cell>
          <table:table-cell table:style-name="Table4.B1" office:value-type="string">
            <text:p text:style-name="P38">Ping and get version</text:p>
            <text:p text:style-name="P38"/>
            <text:p text:style-name="P39">Reply is number. This version is 0.2<text:span text:style-name="T17">0</text:span></text:p>
            <text:p text:style-name="P39"/>
            <text:p text:style-name="P39">Example: </text:p>
            <text:p text:style-name="P39"><text:s text:c="2"/><text:span text:style-name="T15">{ “message”: 0, “</text:span><text:span text:style-name="T30">id”: “abcd”, </text:span><text:span text:style-name="T15">“</text:span><text:span text:style-name="T21">remark”: “ping” </text:span><text:span text:style-name="T15">}</text:span></text:p>
            <text:p text:style-name="P40"><text:s text:c="2"/><text:span text:style-name="T15">{ “message”: </text:span>50, <text:span text:style-name="T15">“</text:span><text:span text:style-name="T30">id”: “abcd”,</text:span><text:span text:style-name="T15"> “ver</text:span><text:span text:style-name="T16">s</text:span><text:span text:style-name="T15">ion”: 0.</text:span><text:span text:style-name="T18">20</text:span><text:span text:style-name="T15"> }</text:span></text:p>
            <text:p text:style-name="P39"/>
            <text:p text:style-name="P39"/>
          </table:table-cell>
        </table:table-row>
        <table:table-row table:style-name="TableLine2585236208512">
          <table:table-cell table:style-name="Table4.A2" office:value-type="string">
            <text:p text:style-name="P7"><text:span text:style-name="T18">1 / </text:span><text:span text:style-name="T6">5</text:span>1</text:p>
          </table:table-cell>
          <table:table-cell table:style-name="Table4.B2" office:value-type="string">
            <text:p text:style-name="P7">Get <text:span text:style-name="T18">info</text:span></text:p>
            <text:p text:style-name="P7"/>
            <text:p text:style-name="P67">Reply is type number</text:p>
            <text:p text:style-name="P67">-<text:span text:style-name="T20">1: list</text:span></text:p>
            <text:p text:style-name="P67">0: <text:span text:style-name="T18">G</text:span>eneric</text:p>
            <text:p text:style-name="P67">1: EV</text:p>
            <text:p text:style-name="P67">2: Solar</text:p>
            <text:p text:style-name="P67">3: Heating / cooling</text:p>
            <text:p text:style-name="P67">4: Washing</text:p>
            <text:p text:style-name="P67"/>
            <text:p text:style-name="P68">Machine is free text</text:p>
            <text:p text:style-name="P22">If one interface contains more <text:span text:style-name="T14">devices, a list is given with the letters. </text:span></text:p>
            <text:p text:style-name="P22"/>
            <text:p text:style-name="P68">Examples</text:p>
            <text:p text:style-name="P41"><text:s text:c="2"/><text:span text:style-name="T15">{ “message”: </text:span><text:span text:style-name="T18">1</text:span><text:span text:style-name="T15"> }</text:span></text:p>
            <text:p text:style-name="P41"><text:s text:c="2"/><text:span text:style-name="T15">{ “message”: </text:span>5<text:span text:style-name="T18">1</text:span>, <text:span text:style-name="T15">“</text:span><text:span text:style-name="T18">type</text:span><text:span text:style-name="T15">”: </text:span><text:span text:style-name="T18">1, “machine”: </text:span><text:span text:style-name="T19">“</text:span><text:span text:style-name="T8">ACME</text:span><text:span text:style-name="T19"> </text:span><text:span text:style-name="T8">RB2000</text:span><text:span text:style-name="T19">”</text:span><text:span text:style-name="T15">}</text:span></text:p>
            <text:p text:style-name="P41"/>
            <text:p text:style-name="P69"><text:span text:style-name="T24">Rep</text:span><text:span text:style-name="T25">l</text:span><text:span text:style-name="T24">y from a</text:span>n integrated solar / <text:span text:style-name="T25">cooling</text:span> unit:</text:p>
            <text:p text:style-name="P42"><text:s text:c="2"/><text:span text:style-name="T15">{ “message”: </text:span>5<text:span text:style-name="T18">1</text:span>, <text:span text:style-name="T18">“machine”: </text:span><text:span text:style-name="T19">“</text:span><text:span text:style-name="T8">ACME</text:span><text:span text:style-name="T19"> </text:span><text:span text:style-name="T8">RB2000 </text:span><text:span text:style-name="T22">Plus</text:span><text:span text:style-name="T19">” </text:span></text:p>
            <text:p text:style-name="P42"><text:span text:style-name="T19"><text:s text:c="5"/>“</text:span><text:span text:style-name="T20">typelist”: [ {“type”: 2, “device”: 1}, {“type”: 3, “device”: 2} ] </text:span><text:span text:style-name="T15">}</text:span></text:p>
            <text:p text:style-name="P24"/>
          </table:table-cell>
        </table:table-row>
        <table:table-row table:style-name="TableLine2585236209328">
          <table:table-cell table:style-name="Table4.A2" office:value-type="string">
            <text:p text:style-name="P8"><text:span text:style-name="T21">2 / </text:span><text:span text:style-name="T10">5</text:span><text:span text:style-name="T21">2</text:span></text:p>
          </table:table-cell>
          <table:table-cell table:style-name="Table4.B2" office:value-type="string">
            <text:p text:style-name="P7">Get command list</text:p>
            <text:p text:style-name="P7"/>
            <text:p text:style-name="P70">Reply is list with supported optional commands for the specified type</text:p>
            <text:p text:style-name="P70"/>
            <text:p text:style-name="P70">Example:</text:p>
            <text:p text:style-name="P43"><text:s text:c="2"/><text:span text:style-name="T15">{ “message”: </text:span><text:span text:style-name="T21">2, “</text:span><text:span text:style-name="T26">device”: 1</text:span><text:span text:style-name="T15"> }</text:span></text:p>
            <text:p text:style-name="P40"><text:s text:c="2"/><text:span text:style-name="T15">{ “message”: </text:span>5<text:span text:style-name="T21">2</text:span>, <text:span text:style-name="T15"><text:s/></text:span><text:span text:style-name="T21">“</text:span><text:span text:style-name="T26">device”: 1,</text:span><text:span text:style-name="T15"> “</text:span><text:span text:style-name="T23">commandlist</text:span><text:span text:style-name="T15">”: </text:span><text:span text:style-name="T23">[“command”: 105, “command”: 106]</text:span><text:span text:style-name="T15">}</text:span></text:p>
            <text:p text:style-name="P70"/>
          </table:table-cell>
        </table:table-row>
        <table:table-row table:style-name="TableLine2585236213408">
          <table:table-cell table:style-name="Table4.A2" office:value-type="string">
            <text:p text:style-name="P7"><text:span text:style-name="T81">3 / </text:span><text:span text:style-name="T6">5</text:span><text:span text:style-name="T7">3</text:span></text:p>
          </table:table-cell>
          <table:table-cell table:style-name="Table4.B2" office:value-type="string">
            <text:p text:style-name="P7">Get status</text:p>
            <text:p text:style-name="P7"/>
            <text:p text:style-name="P67">Reply is number:</text:p>
            <text:p text:style-name="P83">0: <text:span text:style-name="T6">not ready (off, no user selection, etc)</text:span></text:p>
            <text:p text:style-name="P83">1: ready <text:span text:style-name="T9">(to start)</text:span></text:p>
            <text:p text:style-name="P83">2: active</text:p>
            <text:p text:style-name="P83"/>
            <text:p text:style-name="P70">Example</text:p>
            <text:p text:style-name="P84"><text:span text:style-name="T1"><text:s text:c="2"/></text:span><text:span text:style-name="T15">{ “message”: </text:span><text:span text:style-name="T30">3</text:span><text:span text:style-name="T21">, </text:span><text:span text:style-name="T15">}</text:span></text:p>
            <text:p text:style-name="P40"><text:s text:c="2"/><text:span text:style-name="T15">{ “message”: </text:span>5<text:span text:style-name="T30">3</text:span>, <text:span text:style-name="T15"><text:s/>“</text:span><text:span text:style-name="T30">status</text:span><text:span text:style-name="T15">”: </text:span><text:span text:style-name="T30">2 </text:span><text:span text:style-name="T15">}</text:span></text:p>
          </table:table-cell>
        </table:table-row>
        <table:table-row table:style-name="TableLine2585236210416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  <table:table-row table:style-name="TableLine2585236210688">
          <table:table-cell table:style-name="Table4.A2" office:value-type="string">
            <text:p text:style-name="P102">10 / <text:span text:style-name="T81">60</text:span></text:p>
          </table:table-cell>
          <table:table-cell table:style-name="Table4.B2" office:value-type="string">
            <text:p text:style-name="P103">Switch</text:p>
            <text:p text:style-name="P105"/>
            <text:p text:style-name="P105">keys: “switch” with options ”on”, “off” <text:span text:style-name="T36">or </text:span>percentage</text:p>
            <text:p text:style-name="P105"/>
            <text:p text:style-name="P71">Example</text:p>
            <text:p text:style-name="P85"><text:span text:style-name="T1"><text:s text:c="2"/></text:span><text:span text:style-name="T15">{ “message”: </text:span><text:span text:style-name="T31">10</text:span><text:span text:style-name="T21">, “</text:span><text:span text:style-name="T31">switch”: “25%” </text:span><text:span text:style-name="T15">}</text:span></text:p>
            <text:p text:style-name="P44"><text:s text:c="2"/><text:span text:style-name="T15">{ “message”: </text:span><text:span text:style-name="T31">60 </text:span><text:span text:style-name="T15">}</text:span></text:p>
          </table:table-cell>
        </table:table-row>
        <text:soft-page-break/>
        <table:table-row table:style-name="TableLine2585236201440">
          <table:table-cell table:style-name="Table4.A2" office:value-type="string">
            <text:p text:style-name="P103">11 / <text:span text:style-name="T81">61</text:span></text:p>
          </table:table-cell>
          <table:table-cell table:style-name="Table4.B2" office:value-type="string">
            <text:p text:style-name="P103">Get switch</text:p>
            <text:p text:style-name="P103"/>
            <text:p text:style-name="P103">Replies switch status</text:p>
            <text:p text:style-name="P103"/>
            <text:p text:style-name="P72">Example</text:p>
            <text:p text:style-name="P86"><text:span text:style-name="T1"><text:s text:c="2"/></text:span><text:span text:style-name="T15">{ “message”: </text:span><text:span text:style-name="T34">11</text:span><text:span text:style-name="T15">}</text:span></text:p>
            <text:p text:style-name="P45"><text:s text:c="2"/><text:span text:style-name="T15">{ “message”: </text:span><text:span text:style-name="T31">6</text:span><text:span text:style-name="T34">1</text:span><text:span text:style-name="T21">, “</text:span><text:span text:style-name="T31">switch”: “25%” <text:s/></text:span><text:span text:style-name="T15">}</text:span></text:p>
          </table:table-cell>
        </table:table-row>
        <table:table-row table:style-name="TableLine2585236210960">
          <table:table-cell table:style-name="Table4.A2" office:value-type="string">
            <text:p text:style-name="P110">12 / <text:span text:style-name="T81">62</text:span></text:p>
          </table:table-cell>
          <table:table-cell table:style-name="Table4.B2" office:value-type="string">
            <text:p text:style-name="P110">Get sensor</text:p>
            <text:p text:style-name="P110"/>
            <text:p text:style-name="P111">Gives the sensor data. <text:s/>Main keys are “<text:span text:style-name="T35">sensor</text:span>” <text:s/>and “<text:span text:style-name="T35">sensor</text:span>list”. <text:span text:style-name="T35">A sensor dataset contains “value” <text:s/>and optional “</text:span><text:span text:style-name="T42">id</text:span><text:span text:style-name="T35">”.</text:span></text:p>
            <text:p text:style-name="P111"/>
            <text:p text:style-name="P104"><text:span text:style-name="T10">Example</text:span><text:span text:style-name="T41">s</text:span></text:p>
            <text:p text:style-name="P87"><text:span text:style-name="T1"><text:s text:c="2"/></text:span><text:span text:style-name="T15">{ “message”: </text:span><text:span text:style-name="T34">1</text:span><text:span text:style-name="T35">2</text:span><text:span text:style-name="T15">}</text:span></text:p>
            <text:p text:style-name="P46"><text:s text:c="2"/><text:span text:style-name="T15">{ “message”: </text:span><text:span text:style-name="T31">6</text:span><text:span text:style-name="T35">2</text:span><text:span text:style-name="T21">, “</text:span><text:span text:style-name="T35">sensor</text:span><text:span text:style-name="T31">”: </text:span><text:span text:style-name="T35">{“value”: </text:span><text:span text:style-name="T31">“</text:span><text:span text:style-name="T35">21.3C</text:span><text:span text:style-name="T31">”</text:span><text:span text:style-name="T35">} </text:span><text:span text:style-name="T15">}</text:span></text:p>
            <text:p text:style-name="P111"/>
            <text:p text:style-name="P88"><text:span text:style-name="T1"><text:s text:c="2"/></text:span><text:span text:style-name="T15">{ “message”: </text:span><text:span text:style-name="T34">1</text:span><text:span text:style-name="T35">2</text:span><text:span text:style-name="T15">}</text:span></text:p>
            <text:p text:style-name="P47"><text:s text:c="2"/><text:span text:style-name="T15">{ “message”: </text:span><text:span text:style-name="T31">6</text:span><text:span text:style-name="T35">2</text:span><text:span text:style-name="T21">, </text:span></text:p>
            <text:p text:style-name="P47"><text:span text:style-name="T21"><text:s text:c="7"/>“</text:span><text:span text:style-name="T35">sensorlist</text:span><text:span text:style-name="T31">”: </text:span><text:span text:style-name="T35">[{“value”: </text:span><text:span text:style-name="T31">“</text:span><text:span text:style-name="T35">20.</text:span><text:span text:style-name="T42">6</text:span><text:span text:style-name="T35">C</text:span><text:span text:style-name="T31">”, “</text:span><text:span text:style-name="T41">id</text:span><text:span text:style-name="T35">”: “</text:span><text:span text:style-name="T42">Internal</text:span><text:span text:style-name="T35">”}, </text:span></text:p>
            <text:p text:style-name="P47"><text:span text:style-name="T35"><text:s text:c="29"/>{“value”: </text:span><text:span text:style-name="T31">“</text:span><text:span text:style-name="T43">12</text:span><text:span text:style-name="T35">.</text:span><text:span text:style-name="T42">1</text:span><text:span text:style-name="T35">C</text:span><text:span text:style-name="T31">”, “</text:span><text:span text:style-name="T41">id</text:span><text:span text:style-name="T35">”: “</text:span><text:span text:style-name="T42">External</text:span><text:span text:style-name="T35">”},</text:span></text:p>
            <text:p text:style-name="P47"><text:span text:style-name="T35"><text:s text:c="29"/>{“value”: </text:span><text:span text:style-name="T31">“</text:span><text:span text:style-name="T43">1</text:span><text:span text:style-name="T42">2</text:span><text:span text:style-name="T35">.</text:span><text:span text:style-name="T43">9</text:span><text:span text:style-name="T35">C</text:span><text:span text:style-name="T31">”, “</text:span><text:span text:style-name="T41">id</text:span><text:span text:style-name="T35">”: “</text:span><text:span text:style-name="T43">Air inlet</text:span><text:span text:style-name="T35">”}]</text:span></text:p>
            <text:p text:style-name="P47"><text:span text:style-name="T31"><text:s text:c="2"/></text:span><text:span text:style-name="T15">}</text:span></text:p>
            <text:p text:style-name="P112"><text:s/></text:p>
          </table:table-cell>
        </table:table-row>
        <table:table-row table:style-name="TableLine2585236211232">
          <table:table-cell table:style-name="Table4.A2" office:value-type="string">
            <text:p text:style-name="P110">1<text:span text:style-name="T41">3 / </text:span><text:span text:style-name="T81">63</text:span></text:p>
          </table:table-cell>
          <table:table-cell table:style-name="Table4.B2" office:value-type="string">
            <text:p text:style-name="P110">Get sensor <text:span text:style-name="T41">history</text:span></text:p>
            <text:p text:style-name="P110"/>
            <text:p text:style-name="P111">Gives the <text:span text:style-name="T42">historic </text:span>sensor data. <text:s/>Main keys are “<text:span text:style-name="T35">sensor</text:span><text:span text:style-name="T42">data</text:span>” <text:s/>and “<text:span text:style-name="T35">sensor</text:span><text:span text:style-name="T42">data</text:span>list”. <text:span text:style-name="T42">The list</text:span><text:span text:style-name="T35"> contains “value” <text:s/>and optional “description”, “time”, “date”.</text:span></text:p>
            <text:p text:style-name="P111"/>
            <text:p text:style-name="P73">Example</text:p>
            <text:p text:style-name="P87"><text:span text:style-name="T1"><text:s text:c="2"/></text:span><text:span text:style-name="T15">{ “message”: </text:span><text:span text:style-name="T34">1</text:span><text:span text:style-name="T42">3</text:span><text:span text:style-name="T15">}</text:span></text:p>
            <text:p text:style-name="P46"><text:s text:c="2"/><text:span text:style-name="T15">{ “message”: </text:span><text:span text:style-name="T31">6</text:span><text:span text:style-name="T42">3</text:span><text:span text:style-name="T21">, </text:span></text:p>
            <text:p text:style-name="P46"><text:span text:style-name="T21"><text:s text:c="7"/>“</text:span><text:span text:style-name="T35">sensor</text:span><text:span text:style-name="T42">data</text:span><text:span text:style-name="T31">”: </text:span><text:span text:style-name="T35">[{“value”: </text:span><text:span text:style-name="T31">“</text:span><text:span text:style-name="T35">20.9C</text:span><text:span text:style-name="T31">”, “</text:span><text:span text:style-name="T35">time”: “0-15m”}, </text:span></text:p>
            <text:p text:style-name="P46"><text:span text:style-name="T35"><text:s text:c="29"/>{“value”: </text:span><text:span text:style-name="T31">“</text:span><text:span text:style-name="T35">20.5C</text:span><text:span text:style-name="T31">”, “</text:span><text:span text:style-name="T35">time”: “0-30m”},</text:span></text:p>
            <text:p text:style-name="P46"><text:span text:style-name="T35"><text:s text:c="29"/>{“value”: </text:span><text:span text:style-name="T31">“</text:span><text:span text:style-name="T35">20.2C</text:span><text:span text:style-name="T31">”, “</text:span><text:span text:style-name="T35">time”: “0-45m”},</text:span></text:p>
            <text:p text:style-name="P46"><text:span text:style-name="T35"><text:s text:c="29"/>{“value”: </text:span><text:span text:style-name="T31">“</text:span><text:span text:style-name="T35">20.0C</text:span><text:span text:style-name="T31">”, “</text:span><text:span text:style-name="T35">time”: “0-60m”}]</text:span></text:p>
            <text:p text:style-name="P46"><text:span text:style-name="T31"><text:s text:c="2"/></text:span><text:span text:style-name="T15">}</text:span></text:p>
            <text:p text:style-name="P111"/>
            <text:p text:style-name="P89"><text:span text:style-name="T1"><text:s text:c="2"/></text:span><text:span text:style-name="T15">{ “message”: </text:span><text:span text:style-name="T34">1</text:span><text:span text:style-name="T42">3</text:span><text:span text:style-name="T15">}</text:span></text:p>
            <text:p text:style-name="P48"><text:s text:c="2"/><text:span text:style-name="T15">{ “message”: </text:span><text:span text:style-name="T31">6</text:span><text:span text:style-name="T42">3</text:span><text:span text:style-name="T21">, </text:span></text:p>
            <text:p text:style-name="P48"><text:span text:style-name="T21"><text:s text:c="7"/>“</text:span><text:span text:style-name="T35">sensor</text:span><text:span text:style-name="T42">datalist</text:span><text:span text:style-name="T31">”: </text:span><text:span text:style-name="T42">[ “id”: “Internal”,</text:span></text:p>
            <text:p text:style-name="P48"><text:span text:style-name="T35"><text:s text:c="37"/>[ {“value”: </text:span><text:span text:style-name="T31">“</text:span><text:span text:style-name="T35">20.9C</text:span><text:span text:style-name="T31">”, “</text:span><text:span text:style-name="T35">time”: “0-15m”}, </text:span></text:p>
            <text:p text:style-name="P48"><text:span text:style-name="T35"><text:s text:c="39"/>{“value”: </text:span><text:span text:style-name="T31">“</text:span><text:span text:style-name="T35">20.5C</text:span><text:span text:style-name="T31">”, “</text:span><text:span text:style-name="T35">time”: “0-30m”},</text:span></text:p>
            <text:p text:style-name="P48"><text:span text:style-name="T35"><text:s text:c="39"/>{“value”: </text:span><text:span text:style-name="T31">“</text:span><text:span text:style-name="T35">20.2C</text:span><text:span text:style-name="T31">”, “</text:span><text:span text:style-name="T35">time”: “0-45m”},</text:span></text:p>
            <text:p text:style-name="P48"><text:span text:style-name="T35"><text:s text:c="39"/>{“value”: </text:span><text:span text:style-name="T31">“</text:span><text:span text:style-name="T35">20.0C</text:span><text:span text:style-name="T31">”, “</text:span><text:span text:style-name="T35">time”: “0-60m”}] </text:span><text:span text:style-name="T42">],</text:span></text:p>
            <text:p text:style-name="P48"><text:span text:style-name="T21"><text:s text:c="37"/></text:span><text:span text:style-name="T42">“id”: “External”,</text:span></text:p>
            <text:p text:style-name="P48"><text:span text:style-name="T35"><text:s text:c="37"/>[ {“value”: </text:span><text:span text:style-name="T31">“</text:span><text:span text:style-name="T42">12</text:span><text:span text:style-name="T35">.</text:span><text:span text:style-name="T42">2</text:span><text:span text:style-name="T35">C</text:span><text:span text:style-name="T31">”, “</text:span><text:span text:style-name="T35">time”: “0-15m”}, </text:span></text:p>
            <text:p text:style-name="P48"><text:span text:style-name="T35"><text:s text:c="39"/>{“value”: </text:span><text:span text:style-name="T31">“</text:span><text:span text:style-name="T42">12</text:span><text:span text:style-name="T35">.</text:span><text:span text:style-name="T42">3</text:span><text:span text:style-name="T35">C</text:span><text:span text:style-name="T31">”, “</text:span><text:span text:style-name="T35">time”: “0-30m”},</text:span></text:p>
            <text:p text:style-name="P48"><text:span text:style-name="T35"><text:s text:c="39"/>{“value”: </text:span><text:span text:style-name="T31">“</text:span><text:span text:style-name="T42">12</text:span><text:span text:style-name="T35">.</text:span><text:span text:style-name="T42">3</text:span><text:span text:style-name="T35">C</text:span><text:span text:style-name="T31">”, “</text:span><text:span text:style-name="T35">time”: “0-45m”},</text:span></text:p>
            <text:p text:style-name="P48"><text:span text:style-name="T35"><text:s text:c="39"/>{“value”: </text:span><text:span text:style-name="T31">“</text:span><text:span text:style-name="T42">12</text:span><text:span text:style-name="T35">.</text:span><text:span text:style-name="T42">4</text:span><text:span text:style-name="T35">C</text:span><text:span text:style-name="T31">”, “</text:span><text:span text:style-name="T35">time”: “0-60m”}] </text:span><text:span text:style-name="T42">]</text:span></text:p>
            <text:p text:style-name="P48"><text:span text:style-name="T31"><text:s text:c="2"/></text:span><text:span text:style-name="T15">}</text:span></text:p>
            <text:p text:style-name="P113"><text:s/></text:p>
          </table:table-cell>
        </table:table-row>
        <table:table-row table:style-name="TableLine2585236206336">
          <table:table-cell table:style-name="Table4.A2" office:value-type="string">
            <text:p text:style-name="P114">20 / 70</text:p>
          </table:table-cell>
          <table:table-cell table:style-name="Table4.B2" office:value-type="string">
            <text:p text:style-name="P114">Get forecast service<text:span text:style-name="T54">list</text:span></text:p>
            <text:p text:style-name="P114"/>
            <text:p text:style-name="P114">This can be used at servers to obtain forecast services</text:p>
            <text:p text:style-name="P114"/>
            <text:p text:style-name="P74">Example</text:p>
            <text:p text:style-name="P90"><text:span text:style-name="T1"><text:s text:c="2"/></text:span><text:span text:style-name="T15">{ “message”: </text:span><text:span text:style-name="T53">20</text:span><text:span text:style-name="T15">}</text:span></text:p>
            <text:p text:style-name="P49"><text:soft-page-break/><text:s text:c="2"/><text:span text:style-name="T15">{ “message”: </text:span><text:span text:style-name="T53">70</text:span><text:span text:style-name="T21">, </text:span></text:p>
            <text:p text:style-name="P49"><text:span text:style-name="T21"><text:s text:c="5"/>“</text:span><text:span text:style-name="T35">se</text:span><text:span text:style-name="T53">rvicelist</text:span><text:span text:style-name="T31">”: </text:span><text:span text:style-name="T35">[{“</text:span><text:span text:style-name="T53">service</text:span><text:span text:style-name="T35">”: </text:span><text:span text:style-name="T31">“</text:span><text:span text:style-name="T53">temperature</text:span><text:span text:style-name="T31">”, </text:span></text:p>
            <text:p text:style-name="P49"><text:span text:style-name="T35"><text:s text:c="12"/></text:span><text:span text:style-name="T53"><text:s text:c="18"/></text:span><text:span text:style-name="T35">“</text:span><text:span text:style-name="T53">service</text:span><text:span text:style-name="T35">”: </text:span><text:span text:style-name="T31">“</text:span><text:span text:style-name="T53">electricityprices</text:span><text:span text:style-name="T31">”,</text:span></text:p>
            <text:p text:style-name="P50"><text:span text:style-name="T35"><text:s text:c="12"/></text:span><text:span text:style-name="T53"><text:s text:c="18"/></text:span><text:span text:style-name="T35">“</text:span><text:span text:style-name="T53">service</text:span><text:span text:style-name="T35">”: </text:span><text:span text:style-name="T31">“</text:span><text:span text:style-name="T53">wind</text:span><text:span text:style-name="T31">” </text:span><text:span text:style-name="T35">]</text:span></text:p>
            <text:p text:style-name="P50"><text:span text:style-name="T31"><text:s text:c="2"/></text:span><text:span text:style-name="T15">}</text:span></text:p>
            <text:p text:style-name="P114"/>
          </table:table-cell>
        </table:table-row>
        <table:table-row table:style-name="TableLine2585236213952">
          <table:table-cell table:style-name="Table4.A2" office:value-type="string">
            <text:p text:style-name="P114">2<text:span text:style-name="T54">1</text:span> / 7<text:span text:style-name="T54">1</text:span></text:p>
          </table:table-cell>
          <table:table-cell table:style-name="Table4.B2" office:value-type="string">
            <text:p text:style-name="P114">Get forecast service</text:p>
            <text:p text:style-name="P114"/>
            <text:p text:style-name="P114">This can be used at servers to obtain forecast services</text:p>
            <text:p text:style-name="P114"/>
            <text:p text:style-name="P74">Example</text:p>
            <text:p text:style-name="P91"><text:span text:style-name="T1"><text:s text:c="2"/></text:span><text:span text:style-name="T15">{ “message”: </text:span><text:span text:style-name="T53">2</text:span><text:span text:style-name="T54">1, “service”: “</text:span><text:span text:style-name="T53">electricityprices</text:span><text:span text:style-name="T54">”</text:span><text:span text:style-name="T15">}</text:span></text:p>
            <text:p text:style-name="P50"><text:s text:c="2"/><text:span text:style-name="T15">{ “message”: </text:span><text:span text:style-name="T53">7</text:span><text:span text:style-name="T54">1</text:span><text:span text:style-name="T21">, </text:span><text:span text:style-name="T54">“service”: “</text:span><text:span text:style-name="T53">electricityprices</text:span><text:span text:style-name="T54">”, </text:span></text:p>
            <text:p text:style-name="P50"><text:span text:style-name="T54"><text:s text:c="8"/>“forecast”: </text:span><text:span text:style-name="T31"><text:s/></text:span><text:span text:style-name="T35">[{“</text:span><text:span text:style-name="T54">date”: “2025-02-03 0:00”, “value”: </text:span><text:span text:style-name="T35">“</text:span><text:span text:style-name="T54">0.34 euro/kWh</text:span><text:span text:style-name="T31">”</text:span><text:span text:style-name="T54">}</text:span><text:span text:style-name="T31">, </text:span></text:p>
            <text:p text:style-name="P50"><text:span text:style-name="T54"><text:s text:c="29"/></text:span><text:span text:style-name="T35">{“</text:span><text:span text:style-name="T54">date”: “2025-02-03 1:00”, “value”: </text:span><text:span text:style-name="T35">“</text:span><text:span text:style-name="T54">0.22 euro/kWh</text:span><text:span text:style-name="T31">”</text:span><text:span text:style-name="T54">}</text:span><text:span text:style-name="T31">, </text:span></text:p>
            <text:p text:style-name="P50"><text:span text:style-name="T54"><text:s text:c="29"/></text:span><text:span text:style-name="T35">{“</text:span><text:span text:style-name="T54">date”: “2025-02-03 2:00”, “value”: </text:span><text:span text:style-name="T35">“</text:span><text:span text:style-name="T54">0.25 euro/kWh</text:span><text:span text:style-name="T31">”</text:span><text:span text:style-name="T54">}</text:span><text:span text:style-name="T31">, </text:span></text:p>
            <text:p text:style-name="P50"><text:span text:style-name="T54"><text:s text:c="29"/></text:span><text:span text:style-name="T35">{“</text:span><text:span text:style-name="T54">date”: “2025-02-03 3:00”, “value”: </text:span><text:span text:style-name="T35">“</text:span><text:span text:style-name="T54">0.26 euro/kWh</text:span><text:span text:style-name="T31">”</text:span><text:span text:style-name="T54">} ]</text:span><text:span text:style-name="T31"> </text:span></text:p>
            <text:p text:style-name="P50"><text:span text:style-name="T31"><text:s text:c="2"/></text:span><text:span text:style-name="T15">}</text:span></text:p>
            <text:p text:style-name="P114"/>
          </table:table-cell>
        </table:table-row>
        <table:table-row table:style-name="TableLine2585236201712">
          <table:table-cell table:style-name="Table4.A2" office:value-type="string">
            <text:p text:style-name="P114"/>
          </table:table-cell>
          <table:table-cell table:style-name="Table4.B2" office:value-type="string">
            <text:p text:style-name="P114"/>
          </table:table-cell>
        </table:table-row>
        <table:table-row table:style-name="TableLine2585236201984">
          <table:table-cell table:style-name="Table4.A2" office:value-type="string">
            <text:p text:style-name="P115">100 / 150</text:p>
          </table:table-cell>
          <table:table-cell table:style-name="Table4.B2" office:value-type="string">
            <text:p text:style-name="P115">Get charging mode</text:p>
            <text:p text:style-name="P115"/>
            <text:p text:style-name="P115">key: “mode”. </text:p>
            <text:p text:style-name="P115"><text:s text:c="2"/>0: off (not <text:span text:style-name="T48">possible</text:span> to switch on). </text:p>
            <text:p text:style-name="P115"><text:s text:c="2"/>1: ready to switch on. </text:p>
            <text:p text:style-name="P115"><text:s text:c="2"/>2: switched on. </text:p>
            <text:p text:style-name="P115"><text:s text:c="2"/>3: finished (not possible to <text:span text:style-name="T48">s</text:span>witch on).</text:p>
            <text:p text:style-name="P115"/>
            <text:p text:style-name="P106"/>
            <text:p text:style-name="P75">Example</text:p>
            <text:p text:style-name="P92"><text:span text:style-name="T1"><text:s text:c="2"/></text:span><text:span text:style-name="T15">{ “message”: </text:span><text:span text:style-name="T31">1</text:span><text:span text:style-name="T47">0</text:span><text:span text:style-name="T49">0</text:span><text:span text:style-name="T15">}</text:span></text:p>
            <text:p text:style-name="P51"><text:s text:c="2"/><text:span text:style-name="T15">{ “message”: </text:span><text:span text:style-name="T47">15</text:span><text:span text:style-name="T49">0</text:span><text:span text:style-name="T21">, “</text:span><text:span text:style-name="T49">mode</text:span><text:span text:style-name="T31">”: </text:span><text:span text:style-name="T49">2</text:span><text:span text:style-name="T31"> </text:span><text:span text:style-name="T15">}</text:span></text:p>
            <text:p text:style-name="P115"/>
          </table:table-cell>
        </table:table-row>
        <table:table-row table:style-name="TableLine2585236202256">
          <table:table-cell table:style-name="Table4.A2" office:value-type="string">
            <text:p text:style-name="P115">10<text:span text:style-name="T57">1</text:span>/ 15<text:span text:style-name="T57">1</text:span></text:p>
          </table:table-cell>
          <table:table-cell table:style-name="Table4.B2" office:value-type="string">
            <text:p text:style-name="P115">Switch charging</text:p>
            <text:p text:style-name="P115"/>
            <text:p text:style-name="P107"/>
            <text:p text:style-name="P107">keys: “switch” with options ”on” <text:span text:style-name="T53">and “off”</text:span></text:p>
            <text:p text:style-name="P107"/>
            <text:p text:style-name="P76">Example</text:p>
            <text:p text:style-name="P93"><text:span text:style-name="T1"><text:s text:c="2"/></text:span><text:span text:style-name="T15">{ “message”: </text:span><text:span text:style-name="T31">1</text:span><text:span text:style-name="T47">01</text:span><text:span text:style-name="T21">, “</text:span><text:span text:style-name="T31">switch”: “</text:span><text:span text:style-name="T47">on</text:span><text:span text:style-name="T31">” </text:span><text:span text:style-name="T15">}</text:span></text:p>
            <text:p text:style-name="P52"><text:s text:c="2"/><text:span text:style-name="T15">{ “message”: </text:span><text:span text:style-name="T47">151</text:span><text:span text:style-name="T31"> </text:span><text:span text:style-name="T15">}</text:span></text:p>
            <text:p text:style-name="P115"/>
            <text:p text:style-name="P94"><text:span text:style-name="T1"><text:s text:c="2"/></text:span><text:span text:style-name="T15">{ “message”: </text:span><text:span text:style-name="T31">1</text:span><text:span text:style-name="T47">01</text:span><text:span text:style-name="T21">, “</text:span><text:span text:style-name="T31">switch”: “</text:span><text:span text:style-name="T47">on</text:span><text:span text:style-name="T31">” </text:span><text:span text:style-name="T15">}</text:span></text:p>
            <text:p text:style-name="P53"><text:s text:c="2"/><text:span text:style-name="T15">{ “message”: </text:span><text:span text:style-name="T47">151, “</text:span><text:span text:style-name="T32">error</text:span><text:span text:style-name="T47">”:</text:span><text:span text:style-name="T31"> </text:span><text:span text:style-name="T51">3, “errortext”: “</text:span><text:span text:style-name="T52">Automatic mode not selected by user</text:span><text:span text:style-name="T51">”</text:span><text:span text:style-name="T15">}</text:span></text:p>
            <text:p text:style-name="P116"/>
          </table:table-cell>
        </table:table-row>
        <table:table-row table:style-name="TableLine2585236203616">
          <table:table-cell table:style-name="Table4.A2" office:value-type="string">
            <text:p text:style-name="P9">1<text:span text:style-name="T37">0</text:span><text:span text:style-name="T47">2</text:span> / <text:span text:style-name="T37">15</text:span><text:span text:style-name="T47">2</text:span></text:p>
          </table:table-cell>
          <table:table-cell table:style-name="Table4.B2" office:value-type="string">
            <text:p text:style-name="P10">Get specs</text:p>
            <text:p text:style-name="P10"/>
            <text:p text:style-name="P120"><text:span text:style-name="T56">The specs </text:span>consist of the following keywords:</text:p>
            <text:p text:style-name="P123"/>
            <text:p text:style-name="P123">Required:</text:p>
            <text:p text:style-name="P120">“charging_max”</text:p>
            <text:p text:style-name="P120">“discharging_max”</text:p>
            <text:p text:style-name="P120">“batterycapacity_max”</text:p>
            <text:p text:style-name="P123"/>
            <text:p text:style-name="P123">Optional:</text:p>
            <text:p text:style-name="P121">“charging_peak”</text:p>
            <text:p text:style-name="P121"><text:soft-page-break/>“charging_peaktime”</text:p>
            <text:p text:style-name="P121">“discharging_peak”</text:p>
            <text:p text:style-name="P121">“discharging_peaktime”</text:p>
            <text:p text:style-name="P121">“batterycapacity_min”</text:p>
            <text:p text:style-name="P120"/>
            <text:p text:style-name="P77">Example</text:p>
            <text:p text:style-name="P95"><text:span text:style-name="T1"><text:s text:c="2"/></text:span><text:span text:style-name="T15">{ “message”: </text:span><text:span text:style-name="T34">1</text:span><text:span text:style-name="T38">0</text:span><text:span text:style-name="T47">2</text:span><text:span text:style-name="T15">}</text:span></text:p>
            <text:p text:style-name="P54"><text:s text:c="2"/><text:span text:style-name="T15">{ “message”: </text:span><text:span text:style-name="T38">15</text:span><text:span text:style-name="T47">2</text:span><text:span text:style-name="T21">, </text:span></text:p>
            <text:p text:style-name="P124"><text:span text:style-name="T11"><text:s text:c="6"/>“charging_max”: “</text:span>7.<text:span text:style-name="T12">2</text:span> kW”,</text:p>
            <text:p text:style-name="P124"><text:s text:c="6"/>“<text:span text:style-name="T11">discharging_max”: “</text:span>5.<text:span text:style-name="T12">3</text:span> kW”, </text:p>
            <text:p text:style-name="P124"><text:span text:style-name="T11"><text:s text:c="6"/>“batterycapacity_max”: “</text:span>30 kJ”</text:p>
            <text:p text:style-name="P129"><text:s text:c="2"/>}</text:p>
            <text:p text:style-name="P10"/>
            <text:p text:style-name="P130"/>
          </table:table-cell>
        </table:table-row>
        <table:table-row table:style-name="TableLine2585236202800">
          <table:table-cell table:style-name="Table4.A2" office:value-type="string">
            <text:p text:style-name="P9"><text:span text:style-name="T44">10</text:span><text:span text:style-name="T47">3</text:span><text:span text:style-name="T44"> / </text:span>1<text:span text:style-name="T13">5</text:span><text:span text:style-name="T47">3</text:span></text:p>
          </table:table-cell>
          <table:table-cell table:style-name="Table4.B2" office:value-type="string">
            <text:p text:style-name="P10">Get battery status</text:p>
            <text:p text:style-name="P10"/>
            <text:p text:style-name="P131">Reply is capacity in battery <text:span text:style-name="T39">with key “charge”</text:span></text:p>
            <text:p text:style-name="P136">This can be measured or calculated.</text:p>
            <text:p text:style-name="P131"/>
            <text:p text:style-name="P131">Example</text:p>
            <text:p text:style-name="P96"><text:span text:style-name="T1"><text:s text:c="2"/></text:span><text:span text:style-name="T15">{ “message”: </text:span><text:span text:style-name="T34">1</text:span><text:span text:style-name="T38">0</text:span><text:span text:style-name="T47">3</text:span><text:span text:style-name="T15">}</text:span></text:p>
            <text:p text:style-name="P55"><text:s text:c="2"/><text:span text:style-name="T15">{ “message”: </text:span><text:span text:style-name="T38">15</text:span><text:span text:style-name="T47">3</text:span><text:span text:style-name="T21">, </text:span><text:span text:style-name="T11">“charg</text:span><text:span text:style-name="T39">e</text:span><text:span text:style-name="T11">”: “</text:span><text:span text:style-name="T39">4.6</text:span><text:span text:style-name="T40"> kJ”</text:span><text:span text:style-name="T38"> }</text:span></text:p>
            <text:p text:style-name="P132"/>
            <text:p text:style-name="P130">Example of two independent batteries:</text:p>
            <text:p text:style-name="P96"><text:span text:style-name="T1"><text:s text:c="2"/></text:span><text:span text:style-name="T15">{ “message”: </text:span><text:span text:style-name="T34">1</text:span><text:span text:style-name="T38">0</text:span><text:span text:style-name="T47">3</text:span><text:span text:style-name="T15">}</text:span></text:p>
            <text:p text:style-name="P55"><text:s text:c="2"/><text:span text:style-name="T15">{ “message”: </text:span><text:span text:style-name="T38">15</text:span><text:span text:style-name="T47">3</text:span><text:span text:style-name="T21">, “</text:span><text:span text:style-name="T39">device</text:span><text:span text:style-name="T11">“: </text:span><text:span text:style-name="T39">1, </text:span><text:span text:style-name="T11">charg</text:span><text:span text:style-name="T39">e</text:span><text:span text:style-name="T11">”: “</text:span><text:span text:style-name="T39">4.6</text:span><text:span text:style-name="T40"> kJ”</text:span><text:span text:style-name="T38"> }</text:span></text:p>
            <text:p text:style-name="P96"><text:span text:style-name="T1"><text:s text:c="2"/></text:span><text:span text:style-name="T15">{ “message”: </text:span><text:span text:style-name="T34">1</text:span><text:span text:style-name="T38">0</text:span><text:span text:style-name="T47">3</text:span><text:span text:style-name="T21">, “</text:span><text:span text:style-name="T39">device</text:span><text:span text:style-name="T11">“: </text:span><text:span text:style-name="T39">2</text:span><text:span text:style-name="T15">}</text:span></text:p>
            <text:p text:style-name="P55"><text:s text:c="2"/><text:span text:style-name="T15">{ “message”: </text:span><text:span text:style-name="T38">15</text:span><text:span text:style-name="T47">3</text:span><text:span text:style-name="T21">, “</text:span><text:span text:style-name="T39">device</text:span><text:span text:style-name="T11">“: </text:span><text:span text:style-name="T39">2, </text:span><text:span text:style-name="T11">charg</text:span><text:span text:style-name="T39">e</text:span><text:span text:style-name="T11">”: “</text:span><text:span text:style-name="T39">6.1</text:span><text:span text:style-name="T40"> kJ”</text:span><text:span text:style-name="T38"> }</text:span></text:p>
            <text:p text:style-name="P132"/>
          </table:table-cell>
        </table:table-row>
        <table:table-row table:style-name="TableLine2585236203344">
          <table:table-cell table:style-name="Table4.A2" office:value-type="string">
            <text:p text:style-name="P9">10<text:span text:style-name="T47">4 / </text:span><text:span text:style-name="T50">154</text:span></text:p>
          </table:table-cell>
          <table:table-cell table:style-name="Table4.B2" office:value-type="string">
            <text:p text:style-name="P13">Set charging</text:p>
            <text:p text:style-name="P10"/>
            <text:p text:style-name="P137">Set charging level <text:span text:style-name="T44">with key “</text:span><text:span text:style-name="T45">power”.</text:span></text:p>
            <text:p text:style-name="P139">Positive is charging, negative is discharing</text:p>
            <text:p text:style-name="P138"/>
            <text:p text:style-name="P140">Examples</text:p>
            <text:p text:style-name="P141"><text:s/><text:span text:style-name="T1"><text:s/></text:span><text:span text:style-name="T15">{ “message”: </text:span><text:span text:style-name="T34">1</text:span><text:span text:style-name="T38">0</text:span><text:span text:style-name="T47">4</text:span><text:span text:style-name="T45">, “power”: “4.6 kW”</text:span><text:span text:style-name="T15">}</text:span></text:p>
            <text:p text:style-name="P56"><text:s text:c="2"/><text:span text:style-name="T15">{ “message”: </text:span><text:span text:style-name="T38">15</text:span><text:span text:style-name="T47">4</text:span><text:span text:style-name="T45"> </text:span><text:span text:style-name="T38">}</text:span></text:p>
            <text:p text:style-name="P133"/>
            <text:p text:style-name="P140"/>
            <text:p text:style-name="P10"/>
          </table:table-cell>
        </table:table-row>
        <table:table-row table:style-name="TableLine2585236204976">
          <table:table-cell table:style-name="Table4.A2" office:value-type="string">
            <text:p text:style-name="P9">1<text:span text:style-name="T47">05</text:span></text:p>
          </table:table-cell>
          <table:table-cell table:style-name="Table4.B2" office:value-type="string">
            <text:p text:style-name="P14">Get charging</text:p>
            <text:p text:style-name="P14"/>
            <text:p text:style-name="P144">Reply the power in charging.</text:p>
            <text:p text:style-name="P145">The value can be measured or calculated</text:p>
            <text:p text:style-name="P144"/>
            <text:p text:style-name="P144">Example</text:p>
            <text:p text:style-name="P57"><text:s text:c="2"/><text:span text:style-name="T15">{ “message”: </text:span><text:span text:style-name="T38">1</text:span><text:span text:style-name="T46">0</text:span><text:span text:style-name="T47">5</text:span><text:span text:style-name="T45"> </text:span><text:span text:style-name="T38">}</text:span></text:p>
            <text:p text:style-name="P142"><text:s/><text:span text:style-name="T1"><text:s/></text:span><text:span text:style-name="T15">{ “message”: </text:span><text:span text:style-name="T34">1</text:span><text:span text:style-name="T46">5</text:span><text:span text:style-name="T47">5</text:span><text:span text:style-name="T45">, “power”: “-4.6 kW”</text:span><text:span text:style-name="T15">}</text:span></text:p>
            <text:p text:style-name="P134"/>
          </table:table-cell>
        </table:table-row>
        <table:table-row table:style-name="TableLine2585236206880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  <table:table-row table:style-name="TableLine2585236222112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15">Solar, type 2</text:p>
          </table:table-cell>
        </table:table-row>
        <table:table-row table:style-name="TableLine2585236219664">
          <table:table-cell table:style-name="Table4.A2" office:value-type="string">
            <text:p text:style-name="P115"><text:span text:style-name="T58">2</text:span>00 / <text:span text:style-name="T58">2</text:span>50</text:p>
          </table:table-cell>
          <table:table-cell table:style-name="Table4.B2" office:value-type="string">
            <text:p text:style-name="P115">Get <text:span text:style-name="T58">convert</text:span><text:span text:style-name="T69">e</text:span><text:span text:style-name="T58">r</text:span> mode</text:p>
            <text:p text:style-name="P115"/>
            <text:p text:style-name="P115">key: “mode”. </text:p>
            <text:p text:style-name="P117"><text:s text:c="2"/>0: off (not <text:span text:style-name="T48">possible</text:span> to <text:span text:style-name="T63">control</text:span>). </text:p>
            <text:p text:style-name="P117"><text:soft-page-break/><text:s text:c="2"/><text:span text:style-name="T63">1</text:span>: o<text:span text:style-name="T63">n</text:span> (not <text:span text:style-name="T48">possible</text:span> to <text:span text:style-name="T63">control</text:span>). </text:p>
            <text:p text:style-name="P117"><text:s text:c="2"/><text:span text:style-name="T63">2</text:span>: ready to <text:span text:style-name="T63">control</text:span>. </text:p>
            <text:p text:style-name="P117"><text:s text:c="2"/><text:span text:style-name="T63">3</text:span>: <text:span text:style-name="T64">being </text:span><text:span text:style-name="T63">controlled</text:span>. </text:p>
            <text:p text:style-name="P108"/>
            <text:p text:style-name="P75">Example</text:p>
            <text:p text:style-name="P92"><text:span text:style-name="T1"><text:s text:c="2"/></text:span><text:span text:style-name="T15">{ “message”: </text:span><text:span text:style-name="T58">2</text:span><text:span text:style-name="T47">0</text:span><text:span text:style-name="T49">0</text:span><text:span text:style-name="T15">}</text:span></text:p>
            <text:p text:style-name="P51"><text:s text:c="2"/><text:span text:style-name="T15">{ “message”: </text:span><text:span text:style-name="T58">2</text:span><text:span text:style-name="T47">5</text:span><text:span text:style-name="T49">0</text:span><text:span text:style-name="T21">, “</text:span><text:span text:style-name="T49">mode</text:span><text:span text:style-name="T31">”: </text:span><text:span text:style-name="T49">2</text:span><text:span text:style-name="T31"> </text:span><text:span text:style-name="T15">}</text:span></text:p>
            <text:p text:style-name="P115"/>
          </table:table-cell>
        </table:table-row>
        <table:table-row table:style-name="TableLine2585236215856">
          <table:table-cell table:style-name="Table4.A2" office:value-type="string">
            <text:p text:style-name="P115"><text:span text:style-name="T68">2</text:span>0<text:span text:style-name="T57">1</text:span>/ <text:span text:style-name="T68">2</text:span>5<text:span text:style-name="T57">1</text:span></text:p>
          </table:table-cell>
          <table:table-cell table:style-name="Table4.B2" office:value-type="string">
            <text:p text:style-name="P115">Switch <text:span text:style-name="T58">converter</text:span></text:p>
            <text:p text:style-name="P115"/>
            <text:p text:style-name="P107"/>
            <text:p text:style-name="P107">keys: “switch” with options ”on” <text:span text:style-name="T53">and “off”</text:span></text:p>
            <text:p text:style-name="P107"/>
            <text:p text:style-name="P76">Example</text:p>
            <text:p text:style-name="P93"><text:span text:style-name="T1"><text:s text:c="2"/></text:span><text:span text:style-name="T15">{ “message”: </text:span><text:span text:style-name="T58">2</text:span><text:span text:style-name="T47">01</text:span><text:span text:style-name="T21">, “</text:span><text:span text:style-name="T31">switch”: “</text:span><text:span text:style-name="T47">on</text:span><text:span text:style-name="T31">” </text:span><text:span text:style-name="T15">}</text:span></text:p>
            <text:p text:style-name="P52"><text:s text:c="2"/><text:span text:style-name="T15">{ “message”: </text:span><text:span text:style-name="T58">2</text:span><text:span text:style-name="T47">51</text:span><text:span text:style-name="T31"> </text:span><text:span text:style-name="T15">}</text:span></text:p>
            <text:p text:style-name="P115"/>
            <text:p text:style-name="P94"><text:span text:style-name="T1"><text:s text:c="2"/></text:span><text:span text:style-name="T15">{ “message”: </text:span><text:span text:style-name="T58">2</text:span><text:span text:style-name="T47">01</text:span><text:span text:style-name="T21">, “</text:span><text:span text:style-name="T31">switch”: “</text:span><text:span text:style-name="T47">on</text:span><text:span text:style-name="T31">” </text:span><text:span text:style-name="T15">}</text:span></text:p>
            <text:p text:style-name="P53"><text:s text:c="2"/><text:span text:style-name="T15">{ “message”: </text:span><text:span text:style-name="T58">2</text:span><text:span text:style-name="T47">51, “</text:span><text:span text:style-name="T32">error</text:span><text:span text:style-name="T47">”:</text:span><text:span text:style-name="T31"> </text:span><text:span text:style-name="T51">3, “errortext”: “</text:span><text:span text:style-name="T52">Automatic mode not selected by user</text:span><text:span text:style-name="T51">”</text:span><text:span text:style-name="T15">}</text:span></text:p>
            <text:p text:style-name="P116"/>
          </table:table-cell>
        </table:table-row>
        <table:table-row table:style-name="TableLine2585236134528">
          <table:table-cell table:style-name="Table4.A2" office:value-type="string">
            <text:p text:style-name="P15">20<text:span text:style-name="T59">2 / 252</text:span></text:p>
          </table:table-cell>
          <table:table-cell table:style-name="Table4.B2" office:value-type="string">
            <text:p text:style-name="P15">Get specs</text:p>
            <text:p text:style-name="P11"/>
            <text:p text:style-name="P122"><text:span text:style-name="T56">The specs </text:span>consist of the following keywords:</text:p>
            <text:p text:style-name="P125"/>
            <text:p text:style-name="P125">Required:</text:p>
            <text:p text:style-name="P122">“<text:span text:style-name="T59">power</text:span>_max”</text:p>
            <text:p text:style-name="P125"/>
            <text:p text:style-name="P125">Optional:</text:p>
            <text:p text:style-name="P122">“<text:span text:style-name="T59">power</text:span>_peak”</text:p>
            <text:p text:style-name="P122">“<text:span text:style-name="T59">power</text:span>_peaktime”</text:p>
            <text:p text:style-name="P122"/>
            <text:p text:style-name="P78">Example</text:p>
            <text:p text:style-name="P97"><text:span text:style-name="T1"><text:s text:c="2"/></text:span><text:span text:style-name="T15">{ “message”: </text:span><text:span text:style-name="T59">2</text:span><text:span text:style-name="T38">0</text:span><text:span text:style-name="T47">2</text:span><text:span text:style-name="T15">}</text:span></text:p>
            <text:p text:style-name="P58"><text:s text:c="2"/><text:span text:style-name="T15">{ “message”: </text:span><text:span text:style-name="T59">2</text:span><text:span text:style-name="T38">5</text:span><text:span text:style-name="T47">2</text:span><text:span text:style-name="T21">, </text:span><text:span text:style-name="T11">“</text:span><text:span text:style-name="T59">power</text:span><text:span text:style-name="T11">_max”: “</text:span><text:span text:style-name="T59">3</text:span><text:span text:style-name="T40">.</text:span><text:span text:style-name="T12">2</text:span><text:span text:style-name="T40"> kW”</text:span><text:span text:style-name="T38"> <text:s/>}</text:span></text:p>
            <text:p text:style-name="P11"/>
          </table:table-cell>
        </table:table-row>
        <table:table-row table:style-name="TableLine2585236187840">
          <table:table-cell table:style-name="Table4.A2" office:value-type="string">
            <text:p text:style-name="P15">20<text:span text:style-name="T60">3 / </text:span><text:span text:style-name="T62">253</text:span></text:p>
          </table:table-cell>
          <table:table-cell table:style-name="Table4.B2" office:value-type="string">
            <text:p text:style-name="P15">Get <text:span text:style-name="T66">actual</text:span></text:p>
            <text:p text:style-name="P15"/>
            <text:p text:style-name="P79">Example</text:p>
            <text:p text:style-name="P98"><text:span text:style-name="T1"><text:s text:c="2"/></text:span><text:span text:style-name="T15">{ “message”: </text:span><text:span text:style-name="T59">2</text:span><text:span text:style-name="T38">0</text:span><text:span text:style-name="T60">3</text:span><text:span text:style-name="T15">}</text:span></text:p>
            <text:p text:style-name="P59"><text:s text:c="2"/><text:span text:style-name="T15">{ “message”: </text:span><text:span text:style-name="T59">2</text:span><text:span text:style-name="T38">5</text:span><text:span text:style-name="T60">3</text:span><text:span text:style-name="T21">, </text:span><text:span text:style-name="T11">“</text:span><text:span text:style-name="T59">power</text:span><text:span text:style-name="T11">_</text:span><text:span text:style-name="T60">panel</text:span><text:span text:style-name="T11">”: “</text:span><text:span text:style-name="T60">1</text:span><text:span text:style-name="T40">.</text:span><text:span text:style-name="T60">3</text:span><text:span text:style-name="T40"> kW”, </text:span></text:p>
            <text:p text:style-name="P59"><text:span text:style-name="T11"><text:s text:c="32"/>“</text:span><text:span text:style-name="T59">power</text:span><text:span text:style-name="T11">_</text:span><text:span text:style-name="T60">converter</text:span><text:span text:style-name="T11">”: “</text:span><text:span text:style-name="T60">1</text:span><text:span text:style-name="T40">.</text:span><text:span text:style-name="T60">3</text:span><text:span text:style-name="T40"> kW”, </text:span></text:p>
            <text:p text:style-name="P59"><text:span text:style-name="T11"><text:s text:c="14"/></text:span><text:span text:style-name="T60"><text:s text:c="18"/></text:span><text:span text:style-name="T11">“</text:span><text:span text:style-name="T59">power</text:span><text:span text:style-name="T11">_</text:span><text:span text:style-name="T60">max</text:span><text:span text:style-name="T11">”: “</text:span><text:span text:style-name="T60">3</text:span><text:span text:style-name="T40">.</text:span><text:span text:style-name="T60">2</text:span><text:span text:style-name="T40"> kW”</text:span><text:span text:style-name="T38"> <text:s/>}</text:span></text:p>
            <text:p text:style-name="P15"/>
          </table:table-cell>
        </table:table-row>
        <table:table-row table:style-name="TableLine2585236188112">
          <table:table-cell table:style-name="Table4.A2" office:value-type="string">
            <text:p text:style-name="P15">20<text:span text:style-name="T61">4 / </text:span><text:span text:style-name="T62">254</text:span></text:p>
          </table:table-cell>
          <table:table-cell table:style-name="Table4.B2" office:value-type="string">
            <text:p text:style-name="P15">Get converter output</text:p>
            <text:p text:style-name="P16"/>
            <text:p text:style-name="P79">Example</text:p>
            <text:p text:style-name="P98"><text:span text:style-name="T1"><text:s text:c="2"/></text:span><text:span text:style-name="T15">{ “message”: </text:span><text:span text:style-name="T59">2</text:span><text:span text:style-name="T38">0</text:span><text:span text:style-name="T60">4</text:span><text:span text:style-name="T15">}</text:span></text:p>
            <text:p text:style-name="P59"><text:s text:c="2"/><text:span text:style-name="T15">{ “message”: </text:span><text:span text:style-name="T59">2</text:span><text:span text:style-name="T60">04</text:span><text:span text:style-name="T21">, </text:span><text:span text:style-name="T11">“</text:span><text:span text:style-name="T59">power</text:span><text:span text:style-name="T11">_</text:span><text:span text:style-name="T60">converter</text:span><text:span text:style-name="T11">”: “</text:span><text:span text:style-name="T60">2</text:span><text:span text:style-name="T40">.</text:span><text:span text:style-name="T60">3</text:span><text:span text:style-name="T40"> kW”</text:span><text:span text:style-name="T38"> <text:s/>}</text:span></text:p>
            <text:p text:style-name="P15"/>
          </table:table-cell>
        </table:table-row>
        <table:table-row table:style-name="TableLine2585335547712">
          <table:table-cell table:style-name="Table4.A2" office:value-type="string">
            <text:p text:style-name="P15">20<text:span text:style-name="T62">5 / 255</text:span></text:p>
          </table:table-cell>
          <table:table-cell table:style-name="Table4.B2" office:value-type="string">
            <text:p text:style-name="P15">Set maximum converter output</text:p>
            <text:p text:style-name="P15"/>
            <text:p text:style-name="P143"><text:s/><text:span text:style-name="T1"><text:s/></text:span><text:span text:style-name="T15">{ “message”: </text:span><text:span text:style-name="T61">205</text:span><text:span text:style-name="T45">, “power</text:span><text:span text:style-name="T61">_max</text:span><text:span text:style-name="T45">”: “</text:span><text:span text:style-name="T61">2</text:span><text:span text:style-name="T45">.</text:span><text:span text:style-name="T61">9</text:span><text:span text:style-name="T45"> kW”</text:span><text:span text:style-name="T15">}</text:span></text:p>
            <text:p text:style-name="P60"><text:s text:c="2"/><text:span text:style-name="T15">{ “message”: </text:span><text:span text:style-name="T61">255</text:span><text:span text:style-name="T45"> </text:span><text:span text:style-name="T38">}</text:span></text:p>
            <text:p text:style-name="P135"/>
          </table:table-cell>
        </table:table-row>
        <table:table-row table:style-name="TableLine2585335539008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  <text:soft-page-break/>
        <table:table-row table:style-name="TableLine2585335541456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17"><text:span text:style-name="T3">H</text:span>eating / <text:span text:style-name="T2">cooling</text:span>, type 3</text:p>
          </table:table-cell>
        </table:table-row>
        <table:table-row table:style-name="TableLine2585335544992">
          <table:table-cell table:style-name="Table4.A2" office:value-type="string">
            <text:p text:style-name="P115"><text:span text:style-name="T63">3</text:span>00 / <text:span text:style-name="T63">3</text:span>50</text:p>
          </table:table-cell>
          <table:table-cell table:style-name="Table4.B2" office:value-type="string">
            <text:p text:style-name="P115">Get mode</text:p>
            <text:p text:style-name="P115"/>
            <text:p text:style-name="P115">key: “mode”. </text:p>
            <text:p text:style-name="P115"><text:s text:c="2"/>0: off (not <text:span text:style-name="T48">possible</text:span> to <text:span text:style-name="T63">control</text:span>). </text:p>
            <text:p text:style-name="P117"><text:s text:c="2"/><text:span text:style-name="T63">1</text:span>: o<text:span text:style-name="T63">n</text:span> (not <text:span text:style-name="T48">possible</text:span> to <text:span text:style-name="T63">control</text:span>). </text:p>
            <text:p text:style-name="P117"><text:s text:c="2"/><text:span text:style-name="T63">2</text:span>: ready to <text:span text:style-name="T63">control</text:span>. </text:p>
            <text:p text:style-name="P115"><text:s text:c="2"/><text:span text:style-name="T63">3</text:span>: <text:span text:style-name="T64">being </text:span><text:span text:style-name="T63">controlled</text:span>. </text:p>
            <text:p text:style-name="P107"/>
            <text:p text:style-name="P75">Example</text:p>
            <text:p text:style-name="P92"><text:span text:style-name="T1"><text:s text:c="2"/></text:span><text:span text:style-name="T15">{ “message”: </text:span><text:span text:style-name="T64">3</text:span><text:span text:style-name="T47">0</text:span><text:span text:style-name="T49">0</text:span><text:span text:style-name="T15">}</text:span></text:p>
            <text:p text:style-name="P51"><text:s text:c="2"/><text:span text:style-name="T15">{ “message”: </text:span><text:span text:style-name="T64">3</text:span><text:span text:style-name="T47">5</text:span><text:span text:style-name="T49">0</text:span><text:span text:style-name="T21">, “</text:span><text:span text:style-name="T49">mode</text:span><text:span text:style-name="T31">”: </text:span><text:span text:style-name="T64">3</text:span><text:span text:style-name="T31"> </text:span><text:span text:style-name="T15">}</text:span></text:p>
            <text:p text:style-name="P115"/>
          </table:table-cell>
        </table:table-row>
        <table:table-row table:style-name="TableLine2585335548528">
          <table:table-cell table:style-name="Table4.A2" office:value-type="string">
            <text:p text:style-name="P115"><text:span text:style-name="T63">3</text:span>0<text:span text:style-name="T57">1</text:span>/ <text:span text:style-name="T63">3</text:span>5<text:span text:style-name="T57">1</text:span></text:p>
          </table:table-cell>
          <table:table-cell table:style-name="Table4.B2" office:value-type="string">
            <text:p text:style-name="P115">Switch</text:p>
            <text:p text:style-name="P107"/>
            <text:p text:style-name="P107">keys: “switch” with options ”on” <text:span text:style-name="T53">and “off”</text:span></text:p>
            <text:p text:style-name="P107"/>
            <text:p text:style-name="P76">Example</text:p>
            <text:p text:style-name="P93"><text:span text:style-name="T1"><text:s text:c="2"/></text:span><text:span text:style-name="T15">{ “message”: </text:span><text:span text:style-name="T64">3</text:span><text:span text:style-name="T47">01</text:span><text:span text:style-name="T21">, “</text:span><text:span text:style-name="T31">switch”: “</text:span><text:span text:style-name="T47">on</text:span><text:span text:style-name="T31">” </text:span><text:span text:style-name="T15">}</text:span></text:p>
            <text:p text:style-name="P52"><text:s text:c="2"/><text:span text:style-name="T15">{ “message”: </text:span><text:span text:style-name="T64">3</text:span><text:span text:style-name="T47">51</text:span><text:span text:style-name="T31"> </text:span><text:span text:style-name="T15">}</text:span></text:p>
            <text:p text:style-name="P115"/>
          </table:table-cell>
        </table:table-row>
        <table:table-row table:style-name="TableLine2585335543904">
          <table:table-cell table:style-name="Table4.A2" office:value-type="string">
            <text:p text:style-name="P9"><text:span text:style-name="T65">3</text:span><text:span text:style-name="T37">0</text:span><text:span text:style-name="T47">2</text:span> / <text:span text:style-name="T65">3</text:span><text:span text:style-name="T37">5</text:span><text:span text:style-name="T47">2</text:span></text:p>
          </table:table-cell>
          <table:table-cell table:style-name="Table4.B2" office:value-type="string">
            <text:p text:style-name="P10">Get specs</text:p>
            <text:p text:style-name="P10"/>
            <text:p text:style-name="P120"><text:span text:style-name="T56">The specs </text:span>consist of the following keywords:</text:p>
            <text:p text:style-name="P123"/>
            <text:p text:style-name="P123"><text:span text:style-name="T66">Keys</text:span>:</text:p>
            <text:p text:style-name="P120">“<text:span text:style-name="T65">heating_power</text:span><text:span text:style-name="T66">_max</text:span>”</text:p>
            <text:p text:style-name="P120">“<text:span text:style-name="T65">cooling_power</text:span><text:span text:style-name="T66">_max</text:span>”</text:p>
            <text:p text:style-name="P126"/>
            <text:p text:style-name="P77">Example</text:p>
            <text:p text:style-name="P95"><text:span text:style-name="T1"><text:s text:c="2"/></text:span><text:span text:style-name="T15">{ “message”: </text:span><text:span text:style-name="T65">3</text:span><text:span text:style-name="T38">0</text:span><text:span text:style-name="T47">2</text:span><text:span text:style-name="T15">}</text:span></text:p>
            <text:p text:style-name="P54"><text:s text:c="2"/><text:span text:style-name="T15">{ “message”: </text:span><text:span text:style-name="T65">3</text:span><text:span text:style-name="T38">5</text:span><text:span text:style-name="T47">2</text:span><text:span text:style-name="T21">, </text:span></text:p>
            <text:p text:style-name="P124"><text:span text:style-name="T11"><text:s text:c="6"/>“</text:span><text:span text:style-name="T65">heating_power</text:span><text:span text:style-name="T66">_max</text:span><text:span text:style-name="T11">”: “</text:span><text:span text:style-name="T65">1</text:span>.<text:span text:style-name="T65">8</text:span> kW”,</text:p>
            <text:p text:style-name="P124"><text:span text:style-name="T11"><text:s text:c="6"/>“</text:span><text:span text:style-name="T65">cooling_power</text:span><text:span text:style-name="T66">_max</text:span><text:span text:style-name="T11">”: “</text:span><text:span text:style-name="T65">1.2</text:span> k<text:span text:style-name="T65">W</text:span>”</text:p>
            <text:p text:style-name="P129"><text:s text:c="2"/>}</text:p>
            <text:p text:style-name="P10"/>
            <text:p text:style-name="P130"/>
          </table:table-cell>
        </table:table-row>
        <table:table-row table:style-name="TableLine2585335544176">
          <table:table-cell table:style-name="Table4.A2" office:value-type="string">
            <text:p text:style-name="P15"><text:span text:style-name="T66">3</text:span>0<text:span text:style-name="T60">3 / </text:span><text:span text:style-name="T66">3</text:span><text:span text:style-name="T62">53</text:span></text:p>
          </table:table-cell>
          <table:table-cell table:style-name="Table4.B2" office:value-type="string">
            <text:p text:style-name="P15">Get <text:span text:style-name="T66">actual</text:span></text:p>
            <text:p text:style-name="P15"/>
            <text:p text:style-name="P79">Example</text:p>
            <text:p text:style-name="P98"><text:span text:style-name="T1"><text:s text:c="2"/></text:span><text:span text:style-name="T15">{ “message”: </text:span><text:span text:style-name="T59">2</text:span><text:span text:style-name="T38">0</text:span><text:span text:style-name="T60">3</text:span><text:span text:style-name="T15">}</text:span></text:p>
            <text:p text:style-name="P59"><text:s text:c="2"/><text:span text:style-name="T15">{ “message”: </text:span><text:span text:style-name="T59">2</text:span><text:span text:style-name="T38">5</text:span><text:span text:style-name="T60">3</text:span><text:span text:style-name="T21">, </text:span><text:span text:style-name="T11">“</text:span><text:span text:style-name="T66">heating_power</text:span><text:span text:style-name="T11">”: “</text:span><text:span text:style-name="T60">1</text:span><text:span text:style-name="T40">.</text:span><text:span text:style-name="T60">3</text:span><text:span text:style-name="T40"> kW”, </text:span></text:p>
            <text:p text:style-name="P59"><text:span text:style-name="T11"><text:s text:c="32"/>“</text:span><text:span text:style-name="T66">cooling_power</text:span><text:span text:style-name="T11">”: “</text:span><text:span text:style-name="T66">0.0</text:span><text:span text:style-name="T40"> kW”, </text:span></text:p>
            <text:p text:style-name="P127"><text:span text:style-name="T11"><text:s text:c="4"/></text:span><text:span text:style-name="T66"><text:s text:c="22"/></text:span><text:span text:style-name="T11"><text:s text:c="6"/>“</text:span><text:span text:style-name="T65">heating_power</text:span><text:span text:style-name="T66">_max</text:span><text:span text:style-name="T11">”: “</text:span><text:span text:style-name="T65">1</text:span>.<text:span text:style-name="T65">8</text:span> kW”,</text:p>
            <text:p text:style-name="P127"><text:span text:style-name="T11"><text:s text:c="8"/></text:span><text:span text:style-name="T66"><text:s text:c="24"/></text:span><text:span text:style-name="T11">“</text:span><text:span text:style-name="T65">cooling_power</text:span><text:span text:style-name="T66">_max</text:span><text:span text:style-name="T11">”: “</text:span><text:span text:style-name="T65">1.2</text:span> k<text:span text:style-name="T65">W</text:span>”</text:p>
            <text:p text:style-name="P128"><text:span text:style-name="T11"><text:s text:c="8"/></text:span><text:span text:style-name="T66"><text:s text:c="24"/></text:span><text:span text:style-name="T11">“</text:span><text:span text:style-name="T67">manual_setpoint</text:span><text:span text:style-name="T11">”: “</text:span><text:span text:style-name="T67">21.0 C</text:span>”</text:p>
            <text:p text:style-name="P61"><text:span text:style-name="T11"><text:s text:c="14"/></text:span><text:span text:style-name="T60"><text:s text:c="18"/></text:span><text:span text:style-name="T11">“</text:span><text:span text:style-name="T66">temperature</text:span><text:span text:style-name="T11">”: “</text:span><text:span text:style-name="T66">19.5 C</text:span><text:span text:style-name="T40">”</text:span><text:span text:style-name="T38"> <text:s/>}</text:span></text:p>
            <text:p text:style-name="P15"/>
          </table:table-cell>
        </table:table-row>
        <table:table-row table:style-name="TableLine2585335545264">
          <table:table-cell table:style-name="Table4.A2" office:value-type="string">
            <text:p text:style-name="P9"><text:span text:style-name="T68">3</text:span>0<text:span text:style-name="T47">4 / </text:span><text:span text:style-name="T68">3</text:span><text:span text:style-name="T50">54</text:span></text:p>
          </table:table-cell>
          <table:table-cell table:style-name="Table4.B2" office:value-type="string">
            <text:p text:style-name="P13">Set <text:span text:style-name="T68">heating</text:span></text:p>
            <text:p text:style-name="P10"/>
            <text:p text:style-name="P137">Set <text:span text:style-name="T68">heating</text:span> <text:span text:style-name="T44">with key “</text:span><text:span text:style-name="T68">heating_power</text:span><text:span text:style-name="T45">”.</text:span></text:p>
            <text:p text:style-name="P146">Switch off cooling</text:p>
            <text:p text:style-name="P138"/>
            <text:p text:style-name="P140">Examples</text:p>
            <text:p text:style-name="P141"><text:s/><text:span text:style-name="T1"><text:s/></text:span><text:span text:style-name="T15">{ “message”: </text:span><text:span text:style-name="T68">3</text:span><text:span text:style-name="T38">0</text:span><text:span text:style-name="T47">4</text:span><text:span text:style-name="T45">, “</text:span><text:span text:style-name="T68">heating_</text:span><text:span text:style-name="T45">power”: “</text:span><text:span text:style-name="T68">0</text:span><text:span text:style-name="T45">.</text:span><text:span text:style-name="T68">4</text:span><text:span text:style-name="T45"> kW”</text:span><text:span text:style-name="T15">}</text:span></text:p>
            <text:p text:style-name="P56"><text:s text:c="2"/><text:span text:style-name="T15">{ “message”: </text:span><text:span text:style-name="T68">3</text:span><text:span text:style-name="T38">5</text:span><text:span text:style-name="T47">4</text:span><text:span text:style-name="T45"> </text:span><text:span text:style-name="T38">}</text:span></text:p>
            <text:p text:style-name="P12"><text:soft-page-break/></text:p>
          </table:table-cell>
        </table:table-row>
        <table:table-row table:style-name="TableLine2585335407632">
          <table:table-cell table:style-name="Table4.A2" office:value-type="string">
            <text:p text:style-name="P9"><text:span text:style-name="T68">3</text:span>0<text:span text:style-name="T68">5</text:span><text:span text:style-name="T47"> / </text:span><text:span text:style-name="T68">3</text:span><text:span text:style-name="T50">5</text:span><text:span text:style-name="T68">5</text:span></text:p>
          </table:table-cell>
          <table:table-cell table:style-name="Table4.B2" office:value-type="string">
            <text:p text:style-name="P13">Set <text:span text:style-name="T68">cooling</text:span></text:p>
            <text:p text:style-name="P10"/>
            <text:p text:style-name="P137">Set <text:span text:style-name="T68">cooling</text:span> <text:span text:style-name="T44">with key “</text:span><text:span text:style-name="T68">cooling_power</text:span><text:span text:style-name="T45">”.</text:span></text:p>
            <text:p text:style-name="P146">Switch off heating</text:p>
            <text:p text:style-name="P138"/>
            <text:p text:style-name="P140">Examples</text:p>
            <text:p text:style-name="P141"><text:s/><text:span text:style-name="T1"><text:s/></text:span><text:span text:style-name="T15">{ “message”: </text:span><text:span text:style-name="T68">3</text:span><text:span text:style-name="T38">0</text:span><text:span text:style-name="T68">5</text:span><text:span text:style-name="T45">, “</text:span><text:span text:style-name="T68">cooling_</text:span><text:span text:style-name="T45">power”: “</text:span><text:span text:style-name="T68">1</text:span><text:span text:style-name="T45">.</text:span><text:span text:style-name="T68">0</text:span><text:span text:style-name="T45"> kW”</text:span><text:span text:style-name="T15">}</text:span></text:p>
            <text:p text:style-name="P56"><text:s text:c="2"/><text:span text:style-name="T15">{ “message”: </text:span><text:span text:style-name="T68">3</text:span><text:span text:style-name="T38">5</text:span><text:span text:style-name="T68">5</text:span><text:span text:style-name="T45"> </text:span><text:span text:style-name="T38">}</text:span></text:p>
            <text:p text:style-name="P12"/>
          </table:table-cell>
        </table:table-row>
        <table:table-row table:style-name="TableLine2585335409536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  <table:table-row table:style-name="TableLine2585335415792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18">Dishwasher, washing machine, dryer, type 4</text:p>
          </table:table-cell>
        </table:table-row>
        <table:table-row table:style-name="TableLine2585335410352">
          <table:table-cell table:style-name="Table4.A2" office:value-type="string">
            <text:p text:style-name="P115"><text:span text:style-name="T69">4</text:span>00 / <text:span text:style-name="T69">4</text:span>50</text:p>
          </table:table-cell>
          <table:table-cell table:style-name="Table4.B2" office:value-type="string">
            <text:p text:style-name="P115">Get charging mode</text:p>
            <text:p text:style-name="P115"/>
            <text:p text:style-name="P115">key: “mode”. </text:p>
            <text:p text:style-name="P115"><text:s text:c="2"/>0: off (not <text:span text:style-name="T48">possible</text:span> to <text:span text:style-name="T69">control</text:span>). </text:p>
            <text:p text:style-name="P115"><text:s text:c="2"/>1: ready to switch on. </text:p>
            <text:p text:style-name="P115"><text:s text:c="2"/>2: switched on <text:span text:style-name="T69">(being controlled)</text:span>. </text:p>
            <text:p text:style-name="P115"><text:s text:c="2"/>3: finished (not possible to <text:span text:style-name="T48">s</text:span>witch on).</text:p>
            <text:p text:style-name="P115"/>
            <text:p text:style-name="P106"/>
            <text:p text:style-name="P75">Example</text:p>
            <text:p text:style-name="P92"><text:span text:style-name="T1"><text:s text:c="2"/></text:span><text:span text:style-name="T15">{ “message”: </text:span><text:span text:style-name="T69">4</text:span><text:span text:style-name="T47">0</text:span><text:span text:style-name="T49">0</text:span><text:span text:style-name="T15">}</text:span></text:p>
            <text:p text:style-name="P51"><text:s text:c="2"/><text:span text:style-name="T15">{ “message”: </text:span><text:span text:style-name="T69">4</text:span><text:span text:style-name="T47">5</text:span><text:span text:style-name="T49">0</text:span><text:span text:style-name="T21">, “</text:span><text:span text:style-name="T49">mode</text:span><text:span text:style-name="T31">”: </text:span><text:span text:style-name="T70">1</text:span><text:span text:style-name="T31"> </text:span><text:span text:style-name="T15">}</text:span></text:p>
            <text:p text:style-name="P115"/>
          </table:table-cell>
        </table:table-row>
        <table:table-row table:style-name="TableLine2585335401104">
          <table:table-cell table:style-name="Table4.A2" office:value-type="string">
            <text:p text:style-name="P115"><text:span text:style-name="T69">4</text:span>0<text:span text:style-name="T57">1</text:span>/ <text:span text:style-name="T69">4</text:span>5<text:span text:style-name="T57">1</text:span></text:p>
          </table:table-cell>
          <table:table-cell table:style-name="Table4.B2" office:value-type="string">
            <text:p text:style-name="P115">Switch charging</text:p>
            <text:p text:style-name="P115"/>
            <text:p text:style-name="P107"/>
            <text:p text:style-name="P107">keys: “switch” with options ”on” <text:span text:style-name="T53">and “off”</text:span></text:p>
            <text:p text:style-name="P107"/>
            <text:p text:style-name="P76">Example</text:p>
            <text:p text:style-name="P93"><text:span text:style-name="T1"><text:s text:c="2"/></text:span><text:span text:style-name="T15">{ “message”: </text:span><text:span text:style-name="T71">4</text:span><text:span text:style-name="T47">01</text:span><text:span text:style-name="T21">, “</text:span><text:span text:style-name="T31">switch”: “</text:span><text:span text:style-name="T47">on</text:span><text:span text:style-name="T31">” </text:span><text:span text:style-name="T15">}</text:span></text:p>
            <text:p text:style-name="P52"><text:s text:c="2"/><text:span text:style-name="T15">{ “message”: </text:span><text:span text:style-name="T71">4</text:span><text:span text:style-name="T47">51</text:span><text:span text:style-name="T31"> </text:span><text:span text:style-name="T15">}</text:span></text:p>
            <text:p text:style-name="P115"/>
            <text:p text:style-name="P116"/>
          </table:table-cell>
        </table:table-row>
        <table:table-row table:style-name="TableLine2585335401648">
          <table:table-cell table:style-name="Table4.A2" office:value-type="string">
            <text:p text:style-name="P19">40<text:span text:style-name="T72">2 / 452</text:span></text:p>
          </table:table-cell>
          <table:table-cell table:style-name="Table4.B2" office:value-type="string">
            <text:p text:style-name="P19">Get <text:span text:style-name="T72">program</text:span> profile</text:p>
            <text:p text:style-name="P19"/>
            <text:p text:style-name="P147">for “selected” see 404</text:p>
            <text:p text:style-name="P19"/>
            <text:p text:style-name="P80">Example</text:p>
            <text:p text:style-name="P99"><text:span text:style-name="T1"><text:s text:c="2"/></text:span><text:span text:style-name="T15">{ “message”: </text:span><text:span text:style-name="T71">4</text:span><text:span text:style-name="T47">0</text:span><text:span text:style-name="T72">2</text:span><text:span text:style-name="T31"> </text:span><text:span text:style-name="T15">}</text:span></text:p>
            <text:p text:style-name="P62"><text:s text:c="2"/><text:span text:style-name="T15">{ “message”: </text:span><text:span text:style-name="T71">4</text:span><text:span text:style-name="T47">5</text:span><text:span text:style-name="T72">2, </text:span><text:span text:style-name="T31"><text:s/></text:span></text:p>
            <text:p text:style-name="P62"><text:span text:style-name="T54"><text:s text:c="8"/>“</text:span><text:span text:style-name="T72">program</text:span><text:span text:style-name="T54">”: </text:span><text:span text:style-name="T31"><text:s/></text:span><text:span text:style-name="T35">[{“</text:span><text:span text:style-name="T74">step”: 1, </text:span><text:span text:style-name="T35">“</text:span><text:span text:style-name="T72">duration</text:span><text:span text:style-name="T54">”: “</text:span><text:span text:style-name="T72">25 m</text:span><text:span text:style-name="T54">”, “</text:span><text:span text:style-name="T72">power</text:span><text:span text:style-name="T54">”: </text:span><text:span text:style-name="T35">“</text:span><text:span text:style-name="T72">1.2 kW</text:span><text:span text:style-name="T31">” </text:span><text:span text:style-name="T54">}</text:span><text:span text:style-name="T31">,</text:span></text:p>
            <text:p text:style-name="P63"><text:span text:style-name="T54"><text:s text:c="14"/></text:span><text:span text:style-name="T72"><text:s text:c="16"/></text:span><text:span text:style-name="T35">{“</text:span><text:span text:style-name="T74">step”: 2, </text:span><text:span text:style-name="T72">“</text:span><text:span text:style-name="T78">pause</text:span><text:span text:style-name="T77">”: “15 m”,</text:span><text:span text:style-name="T31"> “</text:span><text:span text:style-name="T72">max_pause”: “30 m”, </text:span><text:span text:style-name="T54">}</text:span><text:span text:style-name="T31">,</text:span></text:p>
            <text:p text:style-name="P64"><text:span text:style-name="T54"><text:s text:c="14"/></text:span><text:span text:style-name="T72"><text:s text:c="16"/></text:span><text:span text:style-name="T35">{“</text:span><text:span text:style-name="T74">step”: 3, </text:span><text:span text:style-name="T35">“</text:span><text:span text:style-name="T72">duration</text:span><text:span text:style-name="T54">”: “</text:span><text:span text:style-name="T72">35 m</text:span><text:span text:style-name="T54">”, “</text:span><text:span text:style-name="T72">power</text:span><text:span text:style-name="T54">”: </text:span><text:span text:style-name="T35">“</text:span><text:span text:style-name="T72">0.4 kW</text:span><text:span text:style-name="T31">” </text:span><text:span text:style-name="T54">}</text:span><text:span text:style-name="T31">,</text:span></text:p>
            <text:p text:style-name="P63"><text:span text:style-name="T54"><text:s text:c="14"/></text:span><text:span text:style-name="T72"><text:s text:c="16"/></text:span><text:span text:style-name="T35">{“</text:span><text:span text:style-name="T74">step”: 4, </text:span><text:span text:style-name="T72">“</text:span><text:span text:style-name="T78">pause</text:span><text:span text:style-name="T77">”: “</text:span><text:span text:style-name="T78">0 s</text:span><text:span text:style-name="T77">”,</text:span><text:span text:style-name="T31"> “</text:span><text:span text:style-name="T72">max_pause”: “infinity”</text:span><text:span text:style-name="T31"> </text:span><text:span text:style-name="T54">}</text:span><text:span text:style-name="T31">,</text:span></text:p>
            <text:p text:style-name="P64"><text:span text:style-name="T54"><text:s text:c="14"/></text:span><text:span text:style-name="T72"><text:s text:c="16"/></text:span><text:span text:style-name="T35">{“</text:span><text:span text:style-name="T74">step”: 5, </text:span><text:span text:style-name="T35">“</text:span><text:span text:style-name="T72">duration</text:span><text:span text:style-name="T54">”: “</text:span><text:span text:style-name="T72">20 m</text:span><text:span text:style-name="T54">”, “</text:span><text:span text:style-name="T72">power</text:span><text:span text:style-name="T54">”: </text:span><text:span text:style-name="T35">“</text:span><text:span text:style-name="T72">0.1 kW</text:span><text:span text:style-name="T31">” </text:span><text:span text:style-name="T54">} </text:span><text:span text:style-name="T73">]</text:span></text:p>
            <text:p text:style-name="P148"><text:s text:c="2"/>}</text:p>
            <text:p text:style-name="P109"><text:s/></text:p>
          </table:table-cell>
        </table:table-row>
        <table:table-row table:style-name="TableLine2585335402464">
          <table:table-cell table:style-name="Table4.A2" office:value-type="string">
            <text:p text:style-name="P19">40<text:span text:style-name="T74">3 / </text:span><text:span text:style-name="T75">453</text:span></text:p>
          </table:table-cell>
          <table:table-cell table:style-name="Table4.B2" office:value-type="string">
            <text:p text:style-name="P19">Get <text:span text:style-name="T75">program </text:span>progress</text:p>
            <text:p text:style-name="P19"/>
            <text:p text:style-name="P81">Example</text:p>
            <text:p text:style-name="P100"><text:span text:style-name="T1"><text:s text:c="2"/></text:span><text:span text:style-name="T15">{ “message”: </text:span><text:span text:style-name="T71">4</text:span><text:span text:style-name="T47">0</text:span><text:span text:style-name="T76">3</text:span><text:span text:style-name="T31"> </text:span><text:span text:style-name="T15">}</text:span></text:p>
            <text:p text:style-name="P65"><text:s text:c="2"/><text:span text:style-name="T15">{ “message”: </text:span><text:span text:style-name="T71">4</text:span><text:span text:style-name="T47">5</text:span><text:span text:style-name="T76">3, “step”: 3, “remaining”: “12 m 34 s”</text:span><text:span text:style-name="T31"> </text:span><text:span text:style-name="T15">}</text:span></text:p>
            <text:p text:style-name="P118"/>
          </table:table-cell>
        </table:table-row>
        <text:soft-page-break/>
        <table:table-row table:style-name="TableLine2585335412528">
          <table:table-cell table:style-name="Table4.A2" office:value-type="string">
            <text:p text:style-name="P19">40<text:span text:style-name="T76">4 / 454</text:span></text:p>
          </table:table-cell>
          <table:table-cell table:style-name="Table4.B2" office:value-type="string">
            <text:p text:style-name="P149">Control program</text:p>
            <text:p text:style-name="P149"/>
            <text:p text:style-name="P150">Set pause time in program. Message 452 shows whether pause is set </text:p>
            <text:p text:style-name="P149"/>
            <text:p text:style-name="P82">Example</text:p>
            <text:p text:style-name="P101"><text:span text:style-name="T1"><text:s text:c="2"/></text:span><text:span text:style-name="T15">{ “message”: </text:span><text:span text:style-name="T71">4</text:span><text:span text:style-name="T47">0</text:span><text:span text:style-name="T76">4, “pause_at_step”: 2, “duration”: “15 m”</text:span><text:span text:style-name="T31"> </text:span><text:span text:style-name="T15">}</text:span></text:p>
            <text:p text:style-name="P66"><text:s text:c="2"/><text:span text:style-name="T15">{ “message”: </text:span><text:span text:style-name="T71">4</text:span><text:span text:style-name="T47">5</text:span><text:span text:style-name="T76">4</text:span><text:span text:style-name="T31"> </text:span><text:span text:style-name="T15">}</text:span></text:p>
            <text:p text:style-name="P119"/>
          </table:table-cell>
        </table:table-row>
        <table:table-row table:style-name="TableLine2585335411168"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/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9:58:15.830000000</meta:creation-date>
    <dc:date>2023-02-13T20:25:14.893000000</dc:date>
    <meta:editing-duration>P1DT2H23M5S</meta:editing-duration>
    <meta:editing-cycles>225</meta:editing-cycles>
    <meta:generator>LibreOffice/7.0.4.2$Windows_X86_64 LibreOffice_project/dcf040e67528d9187c66b2379df5ea4407429775</meta:generator>
    <meta:document-statistic meta:table-count="2" meta:image-count="0" meta:object-count="0" meta:page-count="9" meta:paragraph-count="356" meta:word-count="1501" meta:character-count="10436" meta:non-whitespace-character-count="7945"/>
  </office:meta>
</office:document-meta>
</file>